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/>
    <style:style style:name="ce2" style:family="table-cell" style:parent-style-name="Default" style:data-style-name="N114"/>
    <style:style style:name="ce3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e freq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q incr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ed ca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op radiu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op tap length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op tap ratio</text:p>
          </table:table-cell>
          <table:table-cell table:formula="of:=[.D8]/[.D7]/2/PI()" office:value-type="float" office:value="1.00798130624867" calcext:value-type="float">
            <text:p>1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op L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uH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hz</text:p>
          </table:table-cell>
          <table:table-cell table:number-columns-repeated="6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C fixed</text:p>
          </table:table-cell>
          <table:table-cell office:value-type="string" calcext:value-type="string">
            <text:p>XC var</text:p>
          </table:table-cell>
          <table:table-cell office:value-type="string" calcext:value-type="string">
            <text:p>XC var equiv</text:p>
          </table:table-cell>
          <table:table-cell office:value-type="string" calcext:value-type="string">
            <text:p>XC effective</text:p>
          </table:table-cell>
          <table:table-cell office:value-type="string" calcext:value-type="string">
            <text:p>X resonant</text:p>
          </table:table-cell>
        </table:table-row>
        <table:table-row table:style-name="ro1">
          <table:table-cell table:formula="of:=[.$D$2]" office:value-type="float" office:value="6900" calcext:value-type="float">
            <text:p>6900</text:p>
          </table:table-cell>
          <table:table-cell table:style-name="ce1" table:formula="of:=COMPLEX(0; 2*PI()*[.A14])" office:value-type="string" office:string-value="43353.9786195391i" calcext:value-type="string">
            <text:p>43353.9786195391i</text:p>
          </table:table-cell>
          <table:table-cell table:formula="of:=IMPRODUCT([.B14];[.$D$10]/1000)" office:value-type="string" office:string-value="121.391140134709i" calcext:value-type="string">
            <text:p>121.391140134709i</text:p>
          </table:table-cell>
          <table:table-cell table:formula="of:=IMDIV(1000000000/[.$D$4];[.B14])" office:value-type="string" office:string-value="-128.144076563523i" calcext:value-type="string">
            <text:p>-128.144076563523i</text:p>
          </table:table-cell>
          <table:table-cell table:formula="of:=IMDIV(1000000000/[.$D$5];[.B14])" office:value-type="string" office:string-value="-23065.9337814341i" calcext:value-type="string">
            <text:p>-23065.9337814341i</text:p>
          </table:table-cell>
          <table:table-cell table:formula="of:=IMPRODUCT([.E14];1/[.$D$9]/[.$D$9])" office:value-type="string" office:string-value="-22702.1027598925i" calcext:value-type="string">
            <text:p>-22702.1027598925i</text:p>
          </table:table-cell>
          <table:table-cell table:formula="of:=IMDIV(1;IMSUM(IMDIV(1;[.D14]);IMDIV(1;[.F14])))" office:value-type="string" office:string-value="-127.42481564287i" calcext:value-type="string">
            <text:p>-127.42481564287i</text:p>
          </table:table-cell>
          <table:table-cell table:formula="of:=IMSUM([.C14];[.G14])" office:value-type="string" office:string-value="-6.033675508161i" calcext:value-type="string">
            <text:p>-6.033675508161i</text:p>
          </table:table-cell>
        </table:table-row>
        <table:table-row table:style-name="ro1">
          <table:table-cell table:formula="of:=[.A14]+[.$D$3]" office:value-type="float" office:value="6910" calcext:value-type="float">
            <text:p>6910</text:p>
          </table:table-cell>
          <table:table-cell table:formula="of:=COMPLEX(0; 2*PI()*[.A15])" office:value-type="string" office:string-value="43416.8104726109i" calcext:value-type="string">
            <text:p>43416.8104726109i</text:p>
          </table:table-cell>
          <table:table-cell table:formula="of:=IMPRODUCT([.B15];[.$D$10]/1000)" office:value-type="string" office:string-value="121.567069323311i" calcext:value-type="string">
            <text:p>121.567069323311i</text:p>
          </table:table-cell>
          <table:table-cell table:formula="of:=IMDIV(1000000000/[.$D$4];[.B15])" office:value-type="string" office:string-value="-127.958629274719i" calcext:value-type="string">
            <text:p>-127.958629274719i</text:p>
          </table:table-cell>
          <table:table-cell table:formula="of:=IMDIV(1000000000/[.$D$5];[.B15])" office:value-type="string" office:string-value="-23032.5532694494i" calcext:value-type="string">
            <text:p>-23032.5532694494i</text:p>
          </table:table-cell>
          <table:table-cell table:formula="of:=IMPRODUCT([.E15];1/[.$D$9]/[.$D$9])" office:value-type="string" office:string-value="-22669.248776159i" calcext:value-type="string">
            <text:p>-22669.248776159i</text:p>
          </table:table-cell>
          <table:table-cell table:formula="of:=IMDIV(1;IMSUM(IMDIV(1;[.D15]);IMDIV(1;[.F15])))" office:value-type="string" office:string-value="-127.240409252649i" calcext:value-type="string">
            <text:p>-127.240409252649i</text:p>
          </table:table-cell>
          <table:table-cell table:formula="of:=IMSUM([.C15];[.G15])" office:value-type="string" office:string-value="-5.673339929338i" calcext:value-type="string">
            <text:p>-5.673339929338i</text:p>
          </table:table-cell>
        </table:table-row>
        <table:table-row table:style-name="ro1">
          <table:table-cell table:formula="of:=[.A15]+[.$D$3]" office:value-type="float" office:value="6920" calcext:value-type="float">
            <text:p>6920</text:p>
          </table:table-cell>
          <table:table-cell table:formula="of:=COMPLEX(0; 2*PI()*[.A16])" office:value-type="string" office:string-value="43479.6423256827i" calcext:value-type="string">
            <text:p>43479.6423256827i</text:p>
          </table:table-cell>
          <table:table-cell table:formula="of:=IMPRODUCT([.B16];[.$D$10]/1000)" office:value-type="string" office:string-value="121.742998511912i" calcext:value-type="string">
            <text:p>121.742998511912i</text:p>
          </table:table-cell>
          <table:table-cell table:formula="of:=IMDIV(1000000000/[.$D$4];[.B16])" office:value-type="string" office:string-value="-127.773717960738i" calcext:value-type="string">
            <text:p>-127.773717960738i</text:p>
          </table:table-cell>
          <table:table-cell table:formula="of:=IMDIV(1000000000/[.$D$5];[.B16])" office:value-type="string" office:string-value="-22999.2692329329i" calcext:value-type="string">
            <text:p>-22999.2692329329i</text:p>
          </table:table-cell>
          <table:table-cell table:formula="of:=IMPRODUCT([.E16];1/[.$D$9]/[.$D$9])" office:value-type="string" office:string-value="-22636.4897461357i" calcext:value-type="string">
            <text:p>-22636.4897461357i</text:p>
          </table:table-cell>
          <table:table-cell table:formula="of:=IMDIV(1;IMSUM(IMDIV(1;[.D16]);IMDIV(1;[.F16])))" office:value-type="string" office:string-value="-127.056535828873i" calcext:value-type="string">
            <text:p>-127.056535828873i</text:p>
          </table:table-cell>
          <table:table-cell table:formula="of:=IMSUM([.C16];[.G16])" office:value-type="string" office:string-value="-5.31353731696099i" calcext:value-type="string">
            <text:p>-5.31353731696099i</text:p>
          </table:table-cell>
        </table:table-row>
        <table:table-row table:style-name="ro1">
          <table:table-cell table:formula="of:=[.A16]+[.$D$3]" office:value-type="float" office:value="6930" calcext:value-type="float">
            <text:p>6930</text:p>
          </table:table-cell>
          <table:table-cell table:formula="of:=COMPLEX(0; 2*PI()*[.A17])" office:value-type="string" office:string-value="43542.4741787545i" calcext:value-type="string">
            <text:p>43542.4741787545i</text:p>
          </table:table-cell>
          <table:table-cell table:formula="of:=IMPRODUCT([.B17];[.$D$10]/1000)" office:value-type="string" office:string-value="121.918927700513i" calcext:value-type="string">
            <text:p>121.918927700513i</text:p>
          </table:table-cell>
          <table:table-cell table:formula="of:=IMDIV(1000000000/[.$D$4];[.B17])" office:value-type="string" office:string-value="-127.589340301343i" calcext:value-type="string">
            <text:p>-127.589340301343i</text:p>
          </table:table-cell>
          <table:table-cell table:formula="of:=IMDIV(1000000000/[.$D$5];[.B17])" office:value-type="string" office:string-value="-22966.0812542418i" calcext:value-type="string">
            <text:p>-22966.0812542418i</text:p>
          </table:table-cell>
          <table:table-cell table:formula="of:=IMPRODUCT([.E17];1/[.$D$9]/[.$D$9])" office:value-type="string" office:string-value="-22603.8252587675i" calcext:value-type="string">
            <text:p>-22603.8252587675i</text:p>
          </table:table-cell>
          <table:table-cell table:formula="of:=IMDIV(1;IMSUM(IMDIV(1;[.D17]);IMDIV(1;[.F17])))" office:value-type="string" office:string-value="-126.873193064329i" calcext:value-type="string">
            <text:p>-126.873193064329i</text:p>
          </table:table-cell>
          <table:table-cell table:formula="of:=IMSUM([.C17];[.G17])" office:value-type="string" office:string-value="-4.95426536381601i" calcext:value-type="string">
            <text:p>-4.95426536381601i</text:p>
          </table:table-cell>
        </table:table-row>
        <table:table-row table:style-name="ro1">
          <table:table-cell table:formula="of:=[.A17]+[.$D$3]" office:value-type="float" office:value="6940" calcext:value-type="float">
            <text:p>6940</text:p>
          </table:table-cell>
          <table:table-cell table:formula="of:=COMPLEX(0; 2*PI()*[.A18])" office:value-type="string" office:string-value="43605.3060318263i" calcext:value-type="string">
            <text:p>43605.3060318263i</text:p>
          </table:table-cell>
          <table:table-cell table:formula="of:=IMPRODUCT([.B18];[.$D$10]/1000)" office:value-type="string" office:string-value="122.094856889114i" calcext:value-type="string">
            <text:p>122.094856889114i</text:p>
          </table:table-cell>
          <table:table-cell table:formula="of:=IMDIV(1000000000/[.$D$4];[.B18])" office:value-type="string" office:string-value="-127.40549398967i" calcext:value-type="string">
            <text:p>-127.40549398967i</text:p>
          </table:table-cell>
          <table:table-cell table:formula="of:=IMDIV(1000000000/[.$D$5];[.B18])" office:value-type="string" office:string-value="-22932.9889181406i" calcext:value-type="string">
            <text:p>-22932.9889181406i</text:p>
          </table:table-cell>
          <table:table-cell table:formula="of:=IMPRODUCT([.E18];1/[.$D$9]/[.$D$9])" office:value-type="string" office:string-value="-22571.2549053687i" calcext:value-type="string">
            <text:p>-22571.2549053687i</text:p>
          </table:table-cell>
          <table:table-cell table:formula="of:=IMDIV(1;IMSUM(IMDIV(1;[.D18]);IMDIV(1;[.F18])))" office:value-type="string" office:string-value="-126.690378665102i" calcext:value-type="string">
            <text:p>-126.690378665102i</text:p>
          </table:table-cell>
          <table:table-cell table:formula="of:=IMSUM([.C18];[.G18])" office:value-type="string" office:string-value="-4.595521775988i" calcext:value-type="string">
            <text:p>-4.595521775988i</text:p>
          </table:table-cell>
        </table:table-row>
        <table:table-row table:style-name="ro1">
          <table:table-cell table:formula="of:=[.A18]+[.$D$3]" office:value-type="float" office:value="6950" calcext:value-type="float">
            <text:p>6950</text:p>
          </table:table-cell>
          <table:table-cell table:formula="of:=COMPLEX(0; 2*PI()*[.A19])" office:value-type="string" office:string-value="43668.1378848981i" calcext:value-type="string">
            <text:p>43668.1378848981i</text:p>
          </table:table-cell>
          <table:table-cell table:formula="of:=IMPRODUCT([.B19];[.$D$10]/1000)" office:value-type="string" office:string-value="122.270786077715i" calcext:value-type="string">
            <text:p>122.270786077715i</text:p>
          </table:table-cell>
          <table:table-cell table:formula="of:=IMDIV(1000000000/[.$D$4];[.B19])" office:value-type="string" office:string-value="-127.222176732131i" calcext:value-type="string">
            <text:p>-127.222176732131i</text:p>
          </table:table-cell>
          <table:table-cell table:formula="of:=IMDIV(1000000000/[.$D$5];[.B19])" office:value-type="string" office:string-value="-22899.9918117835i" calcext:value-type="string">
            <text:p>-22899.9918117835i</text:p>
          </table:table-cell>
          <table:table-cell table:formula="of:=IMPRODUCT([.E19];1/[.$D$9]/[.$D$9])" office:value-type="string" office:string-value="-22538.7782796055i" calcext:value-type="string">
            <text:p>-22538.7782796055i</text:p>
          </table:table-cell>
          <table:table-cell table:formula="of:=IMDIV(1;IMSUM(IMDIV(1;[.D19]);IMDIV(1;[.F19])))" office:value-type="string" office:string-value="-126.508090350476i" calcext:value-type="string">
            <text:p>-126.508090350476i</text:p>
          </table:table-cell>
          <table:table-cell table:formula="of:=IMSUM([.C19];[.G19])" office:value-type="string" office:string-value="-4.23730427276099i" calcext:value-type="string">
            <text:p>-4.23730427276099i</text:p>
          </table:table-cell>
        </table:table-row>
        <table:table-row table:style-name="ro1">
          <table:table-cell table:formula="of:=[.A19]+[.$D$3]" office:value-type="float" office:value="6960" calcext:value-type="float">
            <text:p>6960</text:p>
          </table:table-cell>
          <table:table-cell table:formula="of:=COMPLEX(0; 2*PI()*[.A20])" office:value-type="string" office:string-value="43730.9697379699i" calcext:value-type="string">
            <text:p>43730.9697379699i</text:p>
          </table:table-cell>
          <table:table-cell table:formula="of:=IMPRODUCT([.B20];[.$D$10]/1000)" office:value-type="string" office:string-value="122.446715266316i" calcext:value-type="string">
            <text:p>122.446715266316i</text:p>
          </table:table-cell>
          <table:table-cell table:formula="of:=IMDIV(1000000000/[.$D$4];[.B20])" office:value-type="string" office:string-value="-127.03938624832i" calcext:value-type="string">
            <text:p>-127.03938624832i</text:p>
          </table:table-cell>
          <table:table-cell table:formula="of:=IMDIV(1000000000/[.$D$5];[.B20])" office:value-type="string" office:string-value="-22867.0895246976i" calcext:value-type="string">
            <text:p>-22867.0895246976i</text:p>
          </table:table-cell>
          <table:table-cell table:formula="of:=IMPRODUCT([.E20];1/[.$D$9]/[.$D$9])" office:value-type="string" office:string-value="-22506.3949774797i" calcext:value-type="string">
            <text:p>-22506.3949774797i</text:p>
          </table:table-cell>
          <table:table-cell table:formula="of:=IMDIV(1;IMSUM(IMDIV(1;[.D20]);IMDIV(1;[.F20])))" office:value-type="string" office:string-value="-126.326325852845i" calcext:value-type="string">
            <text:p>-126.326325852845i</text:p>
          </table:table-cell>
          <table:table-cell table:formula="of:=IMSUM([.C20];[.G20])" office:value-type="string" office:string-value="-3.879610586529i" calcext:value-type="string">
            <text:p>-3.879610586529i</text:p>
          </table:table-cell>
        </table:table-row>
        <table:table-row table:style-name="ro1">
          <table:table-cell table:formula="of:=[.A20]+[.$D$3]" office:value-type="float" office:value="6970" calcext:value-type="float">
            <text:p>6970</text:p>
          </table:table-cell>
          <table:table-cell table:formula="of:=COMPLEX(0; 2*PI()*[.A21])" office:value-type="string" office:string-value="43793.8015910417i" calcext:value-type="string">
            <text:p>43793.8015910417i</text:p>
          </table:table-cell>
          <table:table-cell table:formula="of:=IMPRODUCT([.B21];[.$D$10]/1000)" office:value-type="string" office:string-value="122.622644454917i" calcext:value-type="string">
            <text:p>122.622644454917i</text:p>
          </table:table-cell>
          <table:table-cell table:formula="of:=IMDIV(1000000000/[.$D$4];[.B21])" office:value-type="string" office:string-value="-126.857120270919i" calcext:value-type="string">
            <text:p>-126.857120270919i</text:p>
          </table:table-cell>
          <table:table-cell table:formula="of:=IMDIV(1000000000/[.$D$5];[.B21])" office:value-type="string" office:string-value="-22834.2816487655i" calcext:value-type="string">
            <text:p>-22834.2816487655i</text:p>
          </table:table-cell>
          <table:table-cell table:formula="of:=IMPRODUCT([.E21];1/[.$D$9]/[.$D$9])" office:value-type="string" office:string-value="-22474.1045973111i" calcext:value-type="string">
            <text:p>-22474.1045973111i</text:p>
          </table:table-cell>
          <table:table-cell table:formula="of:=IMDIV(1;IMSUM(IMDIV(1;[.D21]);IMDIV(1;[.F21])))" office:value-type="string" office:string-value="-126.145082917619i" calcext:value-type="string">
            <text:p>-126.145082917619i</text:p>
          </table:table-cell>
          <table:table-cell table:formula="of:=IMSUM([.C21];[.G21])" office:value-type="string" office:string-value="-3.52243846270201i" calcext:value-type="string">
            <text:p>-3.52243846270201i</text:p>
          </table:table-cell>
        </table:table-row>
        <table:table-row table:style-name="ro1">
          <table:table-cell table:formula="of:=[.A21]+[.$D$3]" office:value-type="float" office:value="6980" calcext:value-type="float">
            <text:p>6980</text:p>
          </table:table-cell>
          <table:table-cell table:formula="of:=COMPLEX(0; 2*PI()*[.A22])" office:value-type="string" office:string-value="43856.6334441135i" calcext:value-type="string">
            <text:p>43856.6334441135i</text:p>
          </table:table-cell>
          <table:table-cell table:formula="of:=IMPRODUCT([.B22];[.$D$10]/1000)" office:value-type="string" office:string-value="122.798573643518i" calcext:value-type="string">
            <text:p>122.798573643518i</text:p>
          </table:table-cell>
          <table:table-cell table:formula="of:=IMDIV(1000000000/[.$D$4];[.B22])" office:value-type="string" office:string-value="-126.675376545603i" calcext:value-type="string">
            <text:p>-126.675376545603i</text:p>
          </table:table-cell>
          <table:table-cell table:formula="of:=IMDIV(1000000000/[.$D$5];[.B22])" office:value-type="string" office:string-value="-22801.5677782085i" calcext:value-type="string">
            <text:p>-22801.5677782085i</text:p>
          </table:table-cell>
          <table:table-cell table:formula="of:=IMPRODUCT([.E22];1/[.$D$9]/[.$D$9])" office:value-type="string" office:string-value="-22441.9067397218i" calcext:value-type="string">
            <text:p>-22441.9067397218i</text:p>
          </table:table-cell>
          <table:table-cell table:formula="of:=IMDIV(1;IMSUM(IMDIV(1;[.D22]);IMDIV(1;[.F22])))" office:value-type="string" office:string-value="-125.964359303124i" calcext:value-type="string">
            <text:p>-125.964359303124i</text:p>
          </table:table-cell>
          <table:table-cell table:formula="of:=IMSUM([.C22];[.G22])" office:value-type="string" office:string-value="-3.165785659606i" calcext:value-type="string">
            <text:p>-3.165785659606i</text:p>
          </table:table-cell>
        </table:table-row>
        <table:table-row table:style-name="ro1">
          <table:table-cell table:formula="of:=[.A22]+[.$D$3]" office:value-type="float" office:value="6990" calcext:value-type="float">
            <text:p>6990</text:p>
          </table:table-cell>
          <table:table-cell table:formula="of:=COMPLEX(0; 2*PI()*[.A23])" office:value-type="string" office:string-value="43919.4652971853i" calcext:value-type="string">
            <text:p>43919.4652971853i</text:p>
          </table:table-cell>
          <table:table-cell table:formula="of:=IMPRODUCT([.B23];[.$D$10]/1000)" office:value-type="string" office:string-value="122.974502832119i" calcext:value-type="string">
            <text:p>122.974502832119i</text:p>
          </table:table-cell>
          <table:table-cell table:formula="of:=IMDIV(1000000000/[.$D$4];[.B23])" office:value-type="string" office:string-value="-126.494152830945i" calcext:value-type="string">
            <text:p>-126.494152830945i</text:p>
          </table:table-cell>
          <table:table-cell table:formula="of:=IMDIV(1000000000/[.$D$5];[.B23])" office:value-type="string" office:string-value="-22768.9475095702i" calcext:value-type="string">
            <text:p>-22768.9475095702i</text:p>
          </table:table-cell>
          <table:table-cell table:formula="of:=IMPRODUCT([.E23];1/[.$D$9]/[.$D$9])" office:value-type="string" office:string-value="-22409.8010076193i" calcext:value-type="string">
            <text:p>-22409.8010076193i</text:p>
          </table:table-cell>
          <table:table-cell table:formula="of:=IMDIV(1;IMSUM(IMDIV(1;[.D23]);IMDIV(1;[.F23])))" office:value-type="string" office:string-value="-125.784152780515i" calcext:value-type="string">
            <text:p>-125.784152780515i</text:p>
          </table:table-cell>
          <table:table-cell table:formula="of:=IMSUM([.C23];[.G23])" office:value-type="string" office:string-value="-2.809649948396i" calcext:value-type="string">
            <text:p>-2.809649948396i</text:p>
          </table:table-cell>
        </table:table-row>
        <table:table-row table:style-name="ro1">
          <table:table-cell table:formula="of:=[.A23]+[.$D$3]" office:value-type="float" office:value="7000" calcext:value-type="float">
            <text:p>7000</text:p>
          </table:table-cell>
          <table:table-cell table:formula="of:=COMPLEX(0; 2*PI()*[.A24])" office:value-type="string" office:string-value="43982.2971502571i" calcext:value-type="string">
            <text:p>43982.2971502571i</text:p>
          </table:table-cell>
          <table:table-cell table:formula="of:=IMPRODUCT([.B24];[.$D$10]/1000)" office:value-type="string" office:string-value="123.15043202072i" calcext:value-type="string">
            <text:p>123.15043202072i</text:p>
          </table:table-cell>
          <table:table-cell table:formula="of:=IMDIV(1000000000/[.$D$4];[.B24])" office:value-type="string" office:string-value="-126.31344689833i" calcext:value-type="string">
            <text:p>-126.31344689833i</text:p>
          </table:table-cell>
          <table:table-cell table:formula="of:=IMDIV(1000000000/[.$D$5];[.B24])" office:value-type="string" office:string-value="-22736.4204416993i" calcext:value-type="string">
            <text:p>-22736.4204416993i</text:p>
          </table:table-cell>
          <table:table-cell table:formula="of:=IMPRODUCT([.E24];1/[.$D$9]/[.$D$9])" office:value-type="string" office:string-value="-22377.7870061797i" calcext:value-type="string">
            <text:p>-22377.7870061797i</text:p>
          </table:table-cell>
          <table:table-cell table:formula="of:=IMDIV(1;IMSUM(IMDIV(1;[.D24]);IMDIV(1;[.F24])))" office:value-type="string" office:string-value="-125.604461133687i" calcext:value-type="string">
            <text:p>-125.604461133687i</text:p>
          </table:table-cell>
          <table:table-cell table:formula="of:=IMSUM([.C24];[.G24])" office:value-type="string" office:string-value="-2.45402911296699i" calcext:value-type="string">
            <text:p>-2.45402911296699i</text:p>
          </table:table-cell>
        </table:table-row>
        <table:table-row table:style-name="ro1">
          <table:table-cell table:formula="of:=[.A24]+[.$D$3]" office:value-type="float" office:value="7010" calcext:value-type="float">
            <text:p>7010</text:p>
          </table:table-cell>
          <table:table-cell table:formula="of:=COMPLEX(0; 2*PI()*[.A25])" office:value-type="string" office:string-value="44045.1290033289i" calcext:value-type="string">
            <text:p>44045.1290033289i</text:p>
          </table:table-cell>
          <table:table-cell table:formula="of:=IMPRODUCT([.B25];[.$D$10]/1000)" office:value-type="string" office:string-value="123.326361209321i" calcext:value-type="string">
            <text:p>123.326361209321i</text:p>
          </table:table-cell>
          <table:table-cell table:formula="of:=IMDIV(1000000000/[.$D$4];[.B25])" office:value-type="string" office:string-value="-126.133256531856i" calcext:value-type="string">
            <text:p>-126.133256531856i</text:p>
          </table:table-cell>
          <table:table-cell table:formula="of:=IMDIV(1000000000/[.$D$5];[.B25])" office:value-type="string" office:string-value="-22703.986175734i" calcext:value-type="string">
            <text:p>-22703.986175734i</text:p>
          </table:table-cell>
          <table:table-cell table:formula="of:=IMPRODUCT([.E25];1/[.$D$9]/[.$D$9])" office:value-type="string" office:string-value="-22345.8643428329i" calcext:value-type="string">
            <text:p>-22345.8643428329i</text:p>
          </table:table-cell>
          <table:table-cell table:formula="of:=IMDIV(1;IMSUM(IMDIV(1;[.D25]);IMDIV(1;[.F25])))" office:value-type="string" office:string-value="-125.425282159174i" calcext:value-type="string">
            <text:p>-125.425282159174i</text:p>
          </table:table-cell>
          <table:table-cell table:formula="of:=IMSUM([.C25];[.G25])" office:value-type="string" office:string-value="-2.098920949853i" calcext:value-type="string">
            <text:p>-2.098920949853i</text:p>
          </table:table-cell>
        </table:table-row>
        <table:table-row table:style-name="ro1">
          <table:table-cell table:formula="of:=[.A25]+[.$D$3]" office:value-type="float" office:value="7020" calcext:value-type="float">
            <text:p>7020</text:p>
          </table:table-cell>
          <table:table-cell table:formula="of:=COMPLEX(0; 2*PI()*[.A26])" office:value-type="string" office:string-value="44107.9608564007i" calcext:value-type="string">
            <text:p>44107.9608564007i</text:p>
          </table:table-cell>
          <table:table-cell table:formula="of:=IMPRODUCT([.B26];[.$D$10]/1000)" office:value-type="string" office:string-value="123.502290397922i" calcext:value-type="string">
            <text:p>123.502290397922i</text:p>
          </table:table-cell>
          <table:table-cell table:formula="of:=IMDIV(1000000000/[.$D$4];[.B26])" office:value-type="string" office:string-value="-125.953579528249i" calcext:value-type="string">
            <text:p>-125.953579528249i</text:p>
          </table:table-cell>
          <table:table-cell table:formula="of:=IMDIV(1000000000/[.$D$5];[.B26])" office:value-type="string" office:string-value="-22671.6443150848i" calcext:value-type="string">
            <text:p>-22671.6443150848i</text:p>
          </table:table-cell>
          <table:table-cell table:formula="of:=IMPRODUCT([.E26];1/[.$D$9]/[.$D$9])" office:value-type="string" office:string-value="-22314.0326272448i" calcext:value-type="string">
            <text:p>-22314.0326272448i</text:p>
          </table:table-cell>
          <table:table-cell table:formula="of:=IMDIV(1;IMSUM(IMDIV(1;[.D26]);IMDIV(1;[.F26])))" office:value-type="string" office:string-value="-125.246613666069i" calcext:value-type="string">
            <text:p>-125.246613666069i</text:p>
          </table:table-cell>
          <table:table-cell table:formula="of:=IMSUM([.C26];[.G26])" office:value-type="string" office:string-value="-1.744323268147i" calcext:value-type="string">
            <text:p>-1.744323268147i</text:p>
          </table:table-cell>
        </table:table-row>
        <table:table-row table:style-name="ro1">
          <table:table-cell table:formula="of:=[.A26]+[.$D$3]" office:value-type="float" office:value="7030" calcext:value-type="float">
            <text:p>7030</text:p>
          </table:table-cell>
          <table:table-cell table:formula="of:=COMPLEX(0; 2*PI()*[.A27])" office:value-type="string" office:string-value="44170.7927094725i" calcext:value-type="string">
            <text:p>44170.7927094725i</text:p>
          </table:table-cell>
          <table:table-cell table:formula="of:=IMPRODUCT([.B27];[.$D$10]/1000)" office:value-type="string" office:string-value="123.678219586523i" calcext:value-type="string">
            <text:p>123.678219586523i</text:p>
          </table:table-cell>
          <table:table-cell table:formula="of:=IMDIV(1000000000/[.$D$4];[.B27])" office:value-type="string" office:string-value="-125.774413696772i" calcext:value-type="string">
            <text:p>-125.774413696772i</text:p>
          </table:table-cell>
          <table:table-cell table:formula="of:=IMDIV(1000000000/[.$D$5];[.B27])" office:value-type="string" office:string-value="-22639.394465419i" calcext:value-type="string">
            <text:p>-22639.394465419i</text:p>
          </table:table-cell>
          <table:table-cell table:formula="of:=IMPRODUCT([.E27];1/[.$D$9]/[.$D$9])" office:value-type="string" office:string-value="-22282.2914713028i" calcext:value-type="string">
            <text:p>-22282.2914713028i</text:p>
          </table:table-cell>
          <table:table-cell table:formula="of:=IMDIV(1;IMSUM(IMDIV(1;[.D27]);IMDIV(1;[.F27])))" office:value-type="string" office:string-value="-125.068453475932i" calcext:value-type="string">
            <text:p>-125.068453475932i</text:p>
          </table:table-cell>
          <table:table-cell table:formula="of:=IMSUM([.C27];[.G27])" office:value-type="string" office:string-value="-1.390233889409i" calcext:value-type="string">
            <text:p>-1.390233889409i</text:p>
          </table:table-cell>
        </table:table-row>
        <table:table-row table:style-name="ro1">
          <table:table-cell table:formula="of:=[.A27]+[.$D$3]" office:value-type="float" office:value="7040" calcext:value-type="float">
            <text:p>7040</text:p>
          </table:table-cell>
          <table:table-cell table:formula="of:=COMPLEX(0; 2*PI()*[.A28])" office:value-type="string" office:string-value="44233.6245625443i" calcext:value-type="string">
            <text:p>44233.6245625443i</text:p>
          </table:table-cell>
          <table:table-cell table:formula="of:=IMPRODUCT([.B28];[.$D$10]/1000)" office:value-type="string" office:string-value="123.854148775124i" calcext:value-type="string">
            <text:p>123.854148775124i</text:p>
          </table:table-cell>
          <table:table-cell table:formula="of:=IMDIV(1000000000/[.$D$4];[.B28])" office:value-type="string" office:string-value="-125.595756859135i" calcext:value-type="string">
            <text:p>-125.595756859135i</text:p>
          </table:table-cell>
          <table:table-cell table:formula="of:=IMDIV(1000000000/[.$D$5];[.B28])" office:value-type="string" office:string-value="-22607.2362346442i" calcext:value-type="string">
            <text:p>-22607.2362346442i</text:p>
          </table:table-cell>
          <table:table-cell table:formula="of:=IMPRODUCT([.E28];1/[.$D$9]/[.$D$9])" office:value-type="string" office:string-value="-22250.6404890992i" calcext:value-type="string">
            <text:p>-22250.6404890992i</text:p>
          </table:table-cell>
          <table:table-cell table:formula="of:=IMDIV(1;IMSUM(IMDIV(1;[.D28]);IMDIV(1;[.F28])))" office:value-type="string" office:string-value="-124.8907994227i" calcext:value-type="string">
            <text:p>-124.8907994227i</text:p>
          </table:table-cell>
          <table:table-cell table:formula="of:=IMSUM([.C28];[.G28])" office:value-type="string" office:string-value="-1.036650647576i" calcext:value-type="string">
            <text:p>-1.036650647576i</text:p>
          </table:table-cell>
        </table:table-row>
        <table:table-row table:style-name="ro1">
          <table:table-cell table:formula="of:=[.A28]+[.$D$3]" office:value-type="float" office:value="7050" calcext:value-type="float">
            <text:p>7050</text:p>
          </table:table-cell>
          <table:table-cell table:formula="of:=COMPLEX(0; 2*PI()*[.A29])" office:value-type="string" office:string-value="44296.4564156161i" calcext:value-type="string">
            <text:p>44296.4564156161i</text:p>
          </table:table-cell>
          <table:table-cell table:formula="of:=IMPRODUCT([.B29];[.$D$10]/1000)" office:value-type="string" office:string-value="124.030077963725i" calcext:value-type="string">
            <text:p>124.030077963725i</text:p>
          </table:table-cell>
          <table:table-cell table:formula="of:=IMDIV(1000000000/[.$D$4];[.B29])" office:value-type="string" office:string-value="-125.417606849405i" calcext:value-type="string">
            <text:p>-125.417606849405i</text:p>
          </table:table-cell>
          <table:table-cell table:formula="of:=IMDIV(1000000000/[.$D$5];[.B29])" office:value-type="string" office:string-value="-22575.1692328929i" calcext:value-type="string">
            <text:p>-22575.1692328929i</text:p>
          </table:table-cell>
          <table:table-cell table:formula="of:=IMPRODUCT([.E29];1/[.$D$9]/[.$D$9])" office:value-type="string" office:string-value="-22219.079296916i" calcext:value-type="string">
            <text:p>-22219.079296916i</text:p>
          </table:table-cell>
          <table:table-cell table:formula="of:=IMDIV(1;IMSUM(IMDIV(1;[.D29]);IMDIV(1;[.F29])))" office:value-type="string" office:string-value="-124.713649352596i" calcext:value-type="string">
            <text:p>-124.713649352596i</text:p>
          </table:table-cell>
          <table:table-cell table:formula="of:=IMSUM([.C29];[.G29])" office:value-type="string" office:string-value="-0.683571388870988i" calcext:value-type="string">
            <text:p>-0.683571388870988i</text:p>
          </table:table-cell>
        </table:table-row>
        <table:table-row table:style-name="ro1">
          <table:table-cell table:formula="of:=[.A29]+[.$D$3]" office:value-type="float" office:value="7060" calcext:value-type="float">
            <text:p>7060</text:p>
          </table:table-cell>
          <table:table-cell table:formula="of:=COMPLEX(0; 2*PI()*[.A30])" office:value-type="string" office:string-value="44359.2882686879i" calcext:value-type="string">
            <text:p>44359.2882686879i</text:p>
          </table:table-cell>
          <table:table-cell table:formula="of:=IMPRODUCT([.B30];[.$D$10]/1000)" office:value-type="string" office:string-value="124.206007152326i" calcext:value-type="string">
            <text:p>124.206007152326i</text:p>
          </table:table-cell>
          <table:table-cell table:formula="of:=IMDIV(1000000000/[.$D$4];[.B30])" office:value-type="string" office:string-value="-125.239961513925i" calcext:value-type="string">
            <text:p>-125.239961513925i</text:p>
          </table:table-cell>
          <table:table-cell table:formula="of:=IMDIV(1000000000/[.$D$5];[.B30])" office:value-type="string" office:string-value="-22543.1930725064i" calcext:value-type="string">
            <text:p>-22543.1930725064i</text:p>
          </table:table-cell>
          <table:table-cell table:formula="of:=IMPRODUCT([.E30];1/[.$D$9]/[.$D$9])" office:value-type="string" office:string-value="-22187.6075132094i" calcext:value-type="string">
            <text:p>-22187.6075132094i</text:p>
          </table:table-cell>
          <table:table-cell table:formula="of:=IMDIV(1;IMSUM(IMDIV(1;[.D30]);IMDIV(1;[.F30])))" office:value-type="string" office:string-value="-124.537001124052i" calcext:value-type="string">
            <text:p>-124.537001124052i</text:p>
          </table:table-cell>
          <table:table-cell table:formula="of:=IMSUM([.C30];[.G30])" office:value-type="string" office:string-value="-0.330993971726002i" calcext:value-type="string">
            <text:p>-0.330993971726002i</text:p>
          </table:table-cell>
        </table:table-row>
        <table:table-row table:style-name="ro1">
          <table:table-cell table:formula="of:=[.A30]+[.$D$3]" office:value-type="float" office:value="7070" calcext:value-type="float">
            <text:p>7070</text:p>
          </table:table-cell>
          <table:table-cell table:formula="of:=COMPLEX(0; 2*PI()*[.A31])" office:value-type="string" office:string-value="44422.1201217597i" calcext:value-type="string">
            <text:p>44422.1201217597i</text:p>
          </table:table-cell>
          <table:table-cell table:formula="of:=IMPRODUCT([.B31];[.$D$10]/1000)" office:value-type="string" office:string-value="124.381936340927i" calcext:value-type="string">
            <text:p>124.381936340927i</text:p>
          </table:table-cell>
          <table:table-cell table:formula="of:=IMDIV(1000000000/[.$D$4];[.B31])" office:value-type="string" office:string-value="-125.062818711217i" calcext:value-type="string">
            <text:p>-125.062818711217i</text:p>
          </table:table-cell>
          <table:table-cell table:formula="of:=IMDIV(1000000000/[.$D$5];[.B31])" office:value-type="string" office:string-value="-22511.3073680191i" calcext:value-type="string">
            <text:p>-22511.3073680191i</text:p>
          </table:table-cell>
          <table:table-cell table:formula="of:=IMPRODUCT([.E31];1/[.$D$9]/[.$D$9])" office:value-type="string" office:string-value="-22156.2247585938i" calcext:value-type="string">
            <text:p>-22156.2247585938i</text:p>
          </table:table-cell>
          <table:table-cell table:formula="of:=IMDIV(1;IMSUM(IMDIV(1;[.D31]);IMDIV(1;[.F31])))" office:value-type="string" office:string-value="-124.36085260761i" calcext:value-type="string">
            <text:p>-124.36085260761i</text:p>
          </table:table-cell>
          <table:table-cell table:formula="of:=IMSUM([.C31];[.G31])" office:value-type="string" office:string-value="0.0210837333169991i" calcext:value-type="string">
            <text:p>0.0210837333169991i</text:p>
          </table:table-cell>
        </table:table-row>
        <table:table-row table:style-name="ro1">
          <table:table-cell table:formula="of:=[.A31]+[.$D$3]" office:value-type="float" office:value="7080" calcext:value-type="float">
            <text:p>7080</text:p>
          </table:table-cell>
          <table:table-cell table:formula="of:=COMPLEX(0; 2*PI()*[.A32])" office:value-type="string" office:string-value="44484.9519748315i" calcext:value-type="string">
            <text:p>44484.9519748315i</text:p>
          </table:table-cell>
          <table:table-cell table:formula="of:=IMPRODUCT([.B32];[.$D$10]/1000)" office:value-type="string" office:string-value="124.557865529528i" calcext:value-type="string">
            <text:p>124.557865529528i</text:p>
          </table:table-cell>
          <table:table-cell table:formula="of:=IMDIV(1000000000/[.$D$4];[.B32])" office:value-type="string" office:string-value="-124.886176311908i" calcext:value-type="string">
            <text:p>-124.886176311908i</text:p>
          </table:table-cell>
          <table:table-cell table:formula="of:=IMDIV(1000000000/[.$D$5];[.B32])" office:value-type="string" office:string-value="-22479.5117361434i" calcext:value-type="string">
            <text:p>-22479.5117361434i</text:p>
          </table:table-cell>
          <table:table-cell table:formula="of:=IMPRODUCT([.E32];1/[.$D$9]/[.$D$9])" office:value-type="string" office:string-value="-22124.9306558275i" calcext:value-type="string">
            <text:p>-22124.9306558275i</text:p>
          </table:table-cell>
          <table:table-cell table:formula="of:=IMDIV(1;IMSUM(IMDIV(1;[.D32]);IMDIV(1;[.F32])))" office:value-type="string" office:string-value="-124.185201685848i" calcext:value-type="string">
            <text:p>-124.185201685848i</text:p>
          </table:table-cell>
          <table:table-cell table:formula="of:=IMSUM([.C32];[.G32])" office:value-type="string" office:string-value="0.372663843680002i" calcext:value-type="string">
            <text:p>0.372663843680002i</text:p>
          </table:table-cell>
        </table:table-row>
        <table:table-row table:style-name="ro1">
          <table:table-cell table:formula="of:=[.A32]+[.$D$3]" office:value-type="float" office:value="7090" calcext:value-type="float">
            <text:p>7090</text:p>
          </table:table-cell>
          <table:table-cell table:formula="of:=COMPLEX(0; 2*PI()*[.A33])" office:value-type="string" office:string-value="44547.7838279033i" calcext:value-type="string">
            <text:p>44547.7838279033i</text:p>
          </table:table-cell>
          <table:table-cell table:formula="of:=IMPRODUCT([.B33];[.$D$10]/1000)" office:value-type="string" office:string-value="124.733794718129i" calcext:value-type="string">
            <text:p>124.733794718129i</text:p>
          </table:table-cell>
          <table:table-cell table:formula="of:=IMDIV(1000000000/[.$D$4];[.B33])" office:value-type="string" office:string-value="-124.710032198633i" calcext:value-type="string">
            <text:p>-124.710032198633i</text:p>
          </table:table-cell>
          <table:table-cell table:formula="of:=IMDIV(1000000000/[.$D$5];[.B33])" office:value-type="string" office:string-value="-22447.8057957539i" calcext:value-type="string">
            <text:p>-22447.8057957539i</text:p>
          </table:table-cell>
          <table:table-cell table:formula="of:=IMPRODUCT([.E33];1/[.$D$9]/[.$D$9])" office:value-type="string" office:string-value="-22093.7248297967i" calcext:value-type="string">
            <text:p>-22093.7248297967i</text:p>
          </table:table-cell>
          <table:table-cell table:formula="of:=IMDIV(1;IMSUM(IMDIV(1;[.D33]);IMDIV(1;[.F33])))" office:value-type="string" office:string-value="-124.010046253287i" calcext:value-type="string">
            <text:p>-124.010046253287i</text:p>
          </table:table-cell>
          <table:table-cell table:formula="of:=IMSUM([.C33];[.G33])" office:value-type="string" office:string-value="0.723748464842004i" calcext:value-type="string">
            <text:p>0.723748464842004i</text:p>
          </table:table-cell>
        </table:table-row>
        <table:table-row table:style-name="ro1">
          <table:table-cell table:formula="of:=[.A33]+[.$D$3]" office:value-type="float" office:value="7100" calcext:value-type="float">
            <text:p>7100</text:p>
          </table:table-cell>
          <table:table-cell table:formula="of:=COMPLEX(0; 2*PI()*[.A34])" office:value-type="string" office:string-value="44610.6156809751i" calcext:value-type="string">
            <text:p>44610.6156809751i</text:p>
          </table:table-cell>
          <table:table-cell table:formula="of:=IMPRODUCT([.B34];[.$D$10]/1000)" office:value-type="string" office:string-value="124.90972390673i" calcext:value-type="string">
            <text:p>124.90972390673i</text:p>
          </table:table-cell>
          <table:table-cell table:formula="of:=IMDIV(1000000000/[.$D$4];[.B34])" office:value-type="string" office:string-value="-124.534384265959i" calcext:value-type="string">
            <text:p>-124.534384265959i</text:p>
          </table:table-cell>
          <table:table-cell table:formula="of:=IMDIV(1000000000/[.$D$5];[.B34])" office:value-type="string" office:string-value="-22416.1891678726i" calcext:value-type="string">
            <text:p>-22416.1891678726i</text:p>
          </table:table-cell>
          <table:table-cell table:formula="of:=IMPRODUCT([.E34];1/[.$D$9]/[.$D$9])" office:value-type="string" office:string-value="-22062.6069075012i" calcext:value-type="string">
            <text:p>-22062.6069075012i</text:p>
          </table:table-cell>
          <table:table-cell table:formula="of:=IMDIV(1;IMSUM(IMDIV(1;[.D34]);IMDIV(1;[.F34])))" office:value-type="string" office:string-value="-123.83538421631i" calcext:value-type="string">
            <text:p>-123.83538421631i</text:p>
          </table:table-cell>
          <table:table-cell table:formula="of:=IMSUM([.C34];[.G34])" office:value-type="string" office:string-value="1.07433969041999i" calcext:value-type="string">
            <text:p>1.07433969041999i</text:p>
          </table:table-cell>
        </table:table-row>
        <table:table-row table:style-name="ro1">
          <table:table-cell table:formula="of:=[.A34]+[.$D$3]" office:value-type="float" office:value="7110" calcext:value-type="float">
            <text:p>7110</text:p>
          </table:table-cell>
          <table:table-cell table:formula="of:=COMPLEX(0; 2*PI()*[.A35])" office:value-type="string" office:string-value="44673.4475340469i" calcext:value-type="string">
            <text:p>44673.4475340469i</text:p>
          </table:table-cell>
          <table:table-cell table:formula="of:=IMPRODUCT([.B35];[.$D$10]/1000)" office:value-type="string" office:string-value="125.085653095331i" calcext:value-type="string">
            <text:p>125.085653095331i</text:p>
          </table:table-cell>
          <table:table-cell table:formula="of:=IMDIV(1000000000/[.$D$4];[.B35])" office:value-type="string" office:string-value="-124.359230420296i" calcext:value-type="string">
            <text:p>-124.359230420296i</text:p>
          </table:table-cell>
          <table:table-cell table:formula="of:=IMDIV(1000000000/[.$D$5];[.B35])" office:value-type="string" office:string-value="-22384.6614756533i" calcext:value-type="string">
            <text:p>-22384.6614756533i</text:p>
          </table:table-cell>
          <table:table-cell table:formula="of:=IMPRODUCT([.E35];1/[.$D$9]/[.$D$9])" office:value-type="string" office:string-value="-22031.5765180391i" calcext:value-type="string">
            <text:p>-22031.5765180391i</text:p>
          </table:table-cell>
          <table:table-cell table:formula="of:=IMDIV(1;IMSUM(IMDIV(1;[.D35]);IMDIV(1;[.F35])))" office:value-type="string" office:string-value="-123.66121349308i" calcext:value-type="string">
            <text:p>-123.66121349308i</text:p>
          </table:table-cell>
          <table:table-cell table:formula="of:=IMSUM([.C35];[.G35])" office:value-type="string" office:string-value="1.424439602251i" calcext:value-type="string">
            <text:p>1.424439602251i</text:p>
          </table:table-cell>
        </table:table-row>
        <table:table-row table:style-name="ro1">
          <table:table-cell table:formula="of:=[.A35]+[.$D$3]" office:value-type="float" office:value="7120" calcext:value-type="float">
            <text:p>7120</text:p>
          </table:table-cell>
          <table:table-cell table:formula="of:=COMPLEX(0; 2*PI()*[.A36])" office:value-type="string" office:string-value="44736.2793871187i" calcext:value-type="string">
            <text:p>44736.2793871187i</text:p>
          </table:table-cell>
          <table:table-cell table:formula="of:=IMPRODUCT([.B36];[.$D$10]/1000)" office:value-type="string" office:string-value="125.261582283932i" calcext:value-type="string">
            <text:p>125.261582283932i</text:p>
          </table:table-cell>
          <table:table-cell table:formula="of:=IMDIV(1000000000/[.$D$4];[.B36])" office:value-type="string" office:string-value="-124.184568579818i" calcext:value-type="string">
            <text:p>-124.184568579818i</text:p>
          </table:table-cell>
          <table:table-cell table:formula="of:=IMDIV(1000000000/[.$D$5];[.B36])" office:value-type="string" office:string-value="-22353.2223443673i" calcext:value-type="string">
            <text:p>-22353.2223443673i</text:p>
          </table:table-cell>
          <table:table-cell table:formula="of:=IMPRODUCT([.E36];1/[.$D$9]/[.$D$9])" office:value-type="string" office:string-value="-22000.6332925925i" calcext:value-type="string">
            <text:p>-22000.6332925925i</text:p>
          </table:table-cell>
          <table:table-cell table:formula="of:=IMDIV(1;IMSUM(IMDIV(1;[.D36]);IMDIV(1;[.F36])))" office:value-type="string" office:string-value="-123.487532013455i" calcext:value-type="string">
            <text:p>-123.487532013455i</text:p>
          </table:table-cell>
          <table:table-cell table:formula="of:=IMSUM([.C36];[.G36])" office:value-type="string" office:string-value="1.77405027047701i" calcext:value-type="string">
            <text:p>1.77405027047701i</text:p>
          </table:table-cell>
        </table:table-row>
        <table:table-row table:style-name="ro1">
          <table:table-cell table:formula="of:=[.A36]+[.$D$3]" office:value-type="float" office:value="7130" calcext:value-type="float">
            <text:p>7130</text:p>
          </table:table-cell>
          <table:table-cell table:formula="of:=COMPLEX(0; 2*PI()*[.A37])" office:value-type="string" office:string-value="44799.1112401904i" calcext:value-type="string">
            <text:p>44799.1112401904i</text:p>
          </table:table-cell>
          <table:table-cell table:formula="of:=IMPRODUCT([.B37];[.$D$10]/1000)" office:value-type="string" office:string-value="125.437511472533i" calcext:value-type="string">
            <text:p>125.437511472533i</text:p>
          </table:table-cell>
          <table:table-cell table:formula="of:=IMDIV(1000000000/[.$D$4];[.B37])" office:value-type="string" office:string-value="-124.010396674377i" calcext:value-type="string">
            <text:p>-124.010396674377i</text:p>
          </table:table-cell>
          <table:table-cell table:formula="of:=IMDIV(1000000000/[.$D$5];[.B37])" office:value-type="string" office:string-value="-22321.8714013879i" calcext:value-type="string">
            <text:p>-22321.8714013879i</text:p>
          </table:table-cell>
          <table:table-cell table:formula="of:=IMPRODUCT([.E37];1/[.$D$9]/[.$D$9])" office:value-type="string" office:string-value="-21969.7768644122i" calcext:value-type="string">
            <text:p>-21969.7768644122i</text:p>
          </table:table-cell>
          <table:table-cell table:formula="of:=IMDIV(1;IMSUM(IMDIV(1;[.D37]);IMDIV(1;[.F37])))" office:value-type="string" office:string-value="-123.314337718907i" calcext:value-type="string">
            <text:p>-123.314337718907i</text:p>
          </table:table-cell>
          <table:table-cell table:formula="of:=IMSUM([.C37];[.G37])" office:value-type="string" office:string-value="2.12317375362601i" calcext:value-type="string">
            <text:p>2.12317375362601i</text:p>
          </table:table-cell>
        </table:table-row>
        <table:table-row table:style-name="ro1">
          <table:table-cell table:formula="of:=[.A37]+[.$D$3]" office:value-type="float" office:value="7140" calcext:value-type="float">
            <text:p>7140</text:p>
          </table:table-cell>
          <table:table-cell table:formula="of:=COMPLEX(0; 2*PI()*[.A38])" office:value-type="string" office:string-value="44861.9430932622i" calcext:value-type="string">
            <text:p>44861.9430932622i</text:p>
          </table:table-cell>
          <table:table-cell table:formula="of:=IMPRODUCT([.B38];[.$D$10]/1000)" office:value-type="string" office:string-value="125.613440661134i" calcext:value-type="string">
            <text:p>125.613440661134i</text:p>
          </table:table-cell>
          <table:table-cell table:formula="of:=IMDIV(1000000000/[.$D$4];[.B38])" office:value-type="string" office:string-value="-123.836712645421i" calcext:value-type="string">
            <text:p>-123.836712645421i</text:p>
          </table:table-cell>
          <table:table-cell table:formula="of:=IMDIV(1000000000/[.$D$5];[.B38])" office:value-type="string" office:string-value="-22290.6082761758i" calcext:value-type="string">
            <text:p>-22290.6082761758i</text:p>
          </table:table-cell>
          <table:table-cell table:formula="of:=IMPRODUCT([.E38];1/[.$D$9]/[.$D$9])" office:value-type="string" office:string-value="-21939.0068688037i" calcext:value-type="string">
            <text:p>-21939.0068688037i</text:p>
          </table:table-cell>
          <table:table-cell table:formula="of:=IMDIV(1;IMSUM(IMDIV(1;[.D38]);IMDIV(1;[.F38])))" office:value-type="string" office:string-value="-123.141628562437i" calcext:value-type="string">
            <text:p>-123.141628562437i</text:p>
          </table:table-cell>
          <table:table-cell table:formula="of:=IMSUM([.C38];[.G38])" office:value-type="string" office:string-value="2.471812098697i" calcext:value-type="string">
            <text:p>2.471812098697i</text:p>
          </table:table-cell>
        </table:table-row>
        <table:table-row table:style-name="ro1">
          <table:table-cell table:formula="of:=[.A38]+[.$D$3]" office:value-type="float" office:value="7150" calcext:value-type="float">
            <text:p>7150</text:p>
          </table:table-cell>
          <table:table-cell table:formula="of:=COMPLEX(0; 2*PI()*[.A39])" office:value-type="string" office:string-value="44924.774946334i" calcext:value-type="string">
            <text:p>44924.774946334i</text:p>
          </table:table-cell>
          <table:table-cell table:formula="of:=IMPRODUCT([.B39];[.$D$10]/1000)" office:value-type="string" office:string-value="125.789369849735i" calcext:value-type="string">
            <text:p>125.789369849735i</text:p>
          </table:table-cell>
          <table:table-cell table:formula="of:=IMDIV(1000000000/[.$D$4];[.B39])" office:value-type="string" office:string-value="-123.663514445917i" calcext:value-type="string">
            <text:p>-123.663514445917i</text:p>
          </table:table-cell>
          <table:table-cell table:formula="of:=IMDIV(1000000000/[.$D$5];[.B39])" office:value-type="string" office:string-value="-22259.4326002651i" calcext:value-type="string">
            <text:p>-22259.4326002651i</text:p>
          </table:table-cell>
          <table:table-cell table:formula="of:=IMPRODUCT([.E39];1/[.$D$9]/[.$D$9])" office:value-type="string" office:string-value="-21908.3229431131i" calcext:value-type="string">
            <text:p>-21908.3229431131i</text:p>
          </table:table-cell>
          <table:table-cell table:formula="of:=IMDIV(1;IMSUM(IMDIV(1;[.D39]);IMDIV(1;[.F39])))" office:value-type="string" office:string-value="-122.969402508504i" calcext:value-type="string">
            <text:p>-122.969402508504i</text:p>
          </table:table-cell>
          <table:table-cell table:formula="of:=IMSUM([.C39];[.G39])" office:value-type="string" office:string-value="2.81996734123099i" calcext:value-type="string">
            <text:p>2.81996734123099i</text:p>
          </table:table-cell>
        </table:table-row>
        <table:table-row table:style-name="ro1">
          <table:table-cell table:formula="of:=[.A39]+[.$D$3]" office:value-type="float" office:value="7160" calcext:value-type="float">
            <text:p>7160</text:p>
          </table:table-cell>
          <table:table-cell table:formula="of:=COMPLEX(0; 2*PI()*[.A40])" office:value-type="string" office:string-value="44987.6067994058i" calcext:value-type="string">
            <text:p>44987.6067994058i</text:p>
          </table:table-cell>
          <table:table-cell table:formula="of:=IMPRODUCT([.B40];[.$D$10]/1000)" office:value-type="string" office:string-value="125.965299038336i" calcext:value-type="string">
            <text:p>125.965299038336i</text:p>
          </table:table-cell>
          <table:table-cell table:formula="of:=IMDIV(1000000000/[.$D$4];[.B40])" office:value-type="string" office:string-value="-123.490800040267i" calcext:value-type="string">
            <text:p>-123.490800040267i</text:p>
          </table:table-cell>
          <table:table-cell table:formula="of:=IMDIV(1000000000/[.$D$5];[.B40])" office:value-type="string" office:string-value="-22228.344007248i" calcext:value-type="string">
            <text:p>-22228.344007248i</text:p>
          </table:table-cell>
          <table:table-cell table:formula="of:=IMPRODUCT([.E40];1/[.$D$9]/[.$D$9])" office:value-type="string" office:string-value="-21877.7247267121i" calcext:value-type="string">
            <text:p>-21877.7247267121i</text:p>
          </table:table-cell>
          <table:table-cell table:formula="of:=IMDIV(1;IMSUM(IMDIV(1;[.D40]);IMDIV(1;[.F40])))" office:value-type="string" office:string-value="-122.797657532934i" calcext:value-type="string">
            <text:p>-122.797657532934i</text:p>
          </table:table-cell>
          <table:table-cell table:formula="of:=IMSUM([.C40];[.G40])" office:value-type="string" office:string-value="3.167641505402i" calcext:value-type="string">
            <text:p>3.167641505402i</text:p>
          </table:table-cell>
        </table:table-row>
        <table:table-row table:style-name="ro1">
          <table:table-cell table:formula="of:=[.A40]+[.$D$3]" office:value-type="float" office:value="7170" calcext:value-type="float">
            <text:p>7170</text:p>
          </table:table-cell>
          <table:table-cell table:formula="of:=COMPLEX(0; 2*PI()*[.A41])" office:value-type="string" office:string-value="45050.4386524776i" calcext:value-type="string">
            <text:p>45050.4386524776i</text:p>
          </table:table-cell>
          <table:table-cell table:formula="of:=IMPRODUCT([.B41];[.$D$10]/1000)" office:value-type="string" office:string-value="126.141228226937i" calcext:value-type="string">
            <text:p>126.141228226937i</text:p>
          </table:table-cell>
          <table:table-cell table:formula="of:=IMDIV(1000000000/[.$D$4];[.B41])" office:value-type="string" office:string-value="-123.318567404227i" calcext:value-type="string">
            <text:p>-123.318567404227i</text:p>
          </table:table-cell>
          <table:table-cell table:formula="of:=IMDIV(1000000000/[.$D$5];[.B41])" office:value-type="string" office:string-value="-22197.3421327609i" calcext:value-type="string">
            <text:p>-22197.3421327609i</text:p>
          </table:table-cell>
          <table:table-cell table:formula="of:=IMPRODUCT([.E41];1/[.$D$9]/[.$D$9])" office:value-type="string" office:string-value="-21847.2118609845i" calcext:value-type="string">
            <text:p>-21847.2118609845i</text:p>
          </table:table-cell>
          <table:table-cell table:formula="of:=IMDIV(1;IMSUM(IMDIV(1;[.D41]);IMDIV(1;[.F41])))" office:value-type="string" office:string-value="-122.626391622846i" calcext:value-type="string">
            <text:p>-122.626391622846i</text:p>
          </table:table-cell>
          <table:table-cell table:formula="of:=IMSUM([.C41];[.G41])" office:value-type="string" office:string-value="3.514836604091i" calcext:value-type="string">
            <text:p>3.514836604091i</text:p>
          </table:table-cell>
        </table:table-row>
        <table:table-row table:style-name="ro1">
          <table:table-cell table:formula="of:=[.A41]+[.$D$3]" office:value-type="float" office:value="7180" calcext:value-type="float">
            <text:p>7180</text:p>
          </table:table-cell>
          <table:table-cell table:formula="of:=COMPLEX(0; 2*PI()*[.A42])" office:value-type="string" office:string-value="45113.2705055494i" calcext:value-type="string">
            <text:p>45113.2705055494i</text:p>
          </table:table-cell>
          <table:table-cell table:formula="of:=IMPRODUCT([.B42];[.$D$10]/1000)" office:value-type="string" office:string-value="126.317157415538i" calcext:value-type="string">
            <text:p>126.317157415538i</text:p>
          </table:table-cell>
          <table:table-cell table:formula="of:=IMDIV(1000000000/[.$D$4];[.B42])" office:value-type="string" office:string-value="-123.146814524834i" calcext:value-type="string">
            <text:p>-123.146814524834i</text:p>
          </table:table-cell>
          <table:table-cell table:formula="of:=IMDIV(1000000000/[.$D$5];[.B42])" office:value-type="string" office:string-value="-22166.4266144701i" calcext:value-type="string">
            <text:p>-22166.4266144701i</text:p>
          </table:table-cell>
          <table:table-cell table:formula="of:=IMPRODUCT([.E42];1/[.$D$9]/[.$D$9])" office:value-type="string" office:string-value="-21816.7839893118i" calcext:value-type="string">
            <text:p>-21816.7839893118i</text:p>
          </table:table-cell>
          <table:table-cell table:formula="of:=IMDIV(1;IMSUM(IMDIV(1;[.D42]);IMDIV(1;[.F42])))" office:value-type="string" office:string-value="-122.455602776574i" calcext:value-type="string">
            <text:p>-122.455602776574i</text:p>
          </table:table-cell>
          <table:table-cell table:formula="of:=IMSUM([.C42];[.G42])" office:value-type="string" office:string-value="3.86155463896401i" calcext:value-type="string">
            <text:p>3.86155463896401i</text:p>
          </table:table-cell>
        </table:table-row>
        <table:table-row table:style-name="ro1">
          <table:table-cell table:formula="of:=[.A42]+[.$D$3]" office:value-type="float" office:value="7190" calcext:value-type="float">
            <text:p>7190</text:p>
          </table:table-cell>
          <table:table-cell table:formula="of:=COMPLEX(0; 2*PI()*[.A43])" office:value-type="string" office:string-value="45176.1023586212i" calcext:value-type="string">
            <text:p>45176.1023586212i</text:p>
          </table:table-cell>
          <table:table-cell table:formula="of:=IMPRODUCT([.B43];[.$D$10]/1000)" office:value-type="string" office:string-value="126.493086604139i" calcext:value-type="string">
            <text:p>126.493086604139i</text:p>
          </table:table-cell>
          <table:table-cell table:formula="of:=IMDIV(1000000000/[.$D$4];[.B43])" office:value-type="string" office:string-value="-122.975539400321i" calcext:value-type="string">
            <text:p>-122.975539400321i</text:p>
          </table:table-cell>
          <table:table-cell table:formula="of:=IMDIV(1000000000/[.$D$5];[.B43])" office:value-type="string" office:string-value="-22135.5970920578i" calcext:value-type="string">
            <text:p>-22135.5970920578i</text:p>
          </table:table-cell>
          <table:table-cell table:formula="of:=IMPRODUCT([.E43];1/[.$D$9]/[.$D$9])" office:value-type="string" office:string-value="-21786.4407570596i" calcext:value-type="string">
            <text:p>-21786.4407570596i</text:p>
          </table:table-cell>
          <table:table-cell table:formula="of:=IMDIV(1;IMSUM(IMDIV(1;[.D43]);IMDIV(1;[.F43])))" office:value-type="string" office:string-value="-122.285289003589i" calcext:value-type="string">
            <text:p>-122.285289003589i</text:p>
          </table:table-cell>
          <table:table-cell table:formula="of:=IMSUM([.C43];[.G43])" office:value-type="string" office:string-value="4.20779760054999i" calcext:value-type="string">
            <text:p>4.20779760054999i</text:p>
          </table:table-cell>
        </table:table-row>
        <table:table-row table:style-name="ro1">
          <table:table-cell table:formula="of:=[.A43]+[.$D$3]" office:value-type="float" office:value="7200" calcext:value-type="float">
            <text:p>7200</text:p>
          </table:table-cell>
          <table:table-cell table:formula="of:=COMPLEX(0; 2*PI()*[.A44])" office:value-type="string" office:string-value="45238.934211693i" calcext:value-type="string">
            <text:p>45238.934211693i</text:p>
          </table:table-cell>
          <table:table-cell table:formula="of:=IMPRODUCT([.B44];[.$D$10]/1000)" office:value-type="string" office:string-value="126.66901579274i" calcext:value-type="string">
            <text:p>126.66901579274i</text:p>
          </table:table-cell>
          <table:table-cell table:formula="of:=IMDIV(1000000000/[.$D$4];[.B44])" office:value-type="string" office:string-value="-122.804740040043i" calcext:value-type="string">
            <text:p>-122.804740040043i</text:p>
          </table:table-cell>
          <table:table-cell table:formula="of:=IMDIV(1000000000/[.$D$5];[.B44])" office:value-type="string" office:string-value="-22104.8532072077i" calcext:value-type="string">
            <text:p>-22104.8532072077i</text:p>
          </table:table-cell>
          <table:table-cell table:formula="of:=IMPRODUCT([.E44];1/[.$D$9]/[.$D$9])" office:value-type="string" office:string-value="-21756.1818115637i" calcext:value-type="string">
            <text:p>-21756.1818115637i</text:p>
          </table:table-cell>
          <table:table-cell table:formula="of:=IMDIV(1;IMSUM(IMDIV(1;[.D44]);IMDIV(1;[.F44])))" office:value-type="string" office:string-value="-122.115448324418i" calcext:value-type="string">
            <text:p>-122.115448324418i</text:p>
          </table:table-cell>
          <table:table-cell table:formula="of:=IMSUM([.C44];[.G44])" office:value-type="string" office:string-value="4.553567468322i" calcext:value-type="string">
            <text:p>4.553567468322i</text:p>
          </table:table-cell>
        </table:table-row>
        <table:table-row table:style-name="ro1">
          <table:table-cell table:formula="of:=[.A44]+[.$D$3]" office:value-type="float" office:value="7210" calcext:value-type="float">
            <text:p>7210</text:p>
          </table:table-cell>
          <table:table-cell table:formula="of:=COMPLEX(0; 2*PI()*[.A45])" office:value-type="string" office:string-value="45301.7660647648i" calcext:value-type="string">
            <text:p>45301.7660647648i</text:p>
          </table:table-cell>
          <table:table-cell table:formula="of:=IMPRODUCT([.B45];[.$D$10]/1000)" office:value-type="string" office:string-value="126.844944981341i" calcext:value-type="string">
            <text:p>126.844944981341i</text:p>
          </table:table-cell>
          <table:table-cell table:formula="of:=IMDIV(1000000000/[.$D$4];[.B45])" office:value-type="string" office:string-value="-122.634414464398i" calcext:value-type="string">
            <text:p>-122.634414464398i</text:p>
          </table:table-cell>
          <table:table-cell table:formula="of:=IMDIV(1000000000/[.$D$5];[.B45])" office:value-type="string" office:string-value="-22074.1946035916i" calcext:value-type="string">
            <text:p>-22074.1946035916i</text:p>
          </table:table-cell>
          <table:table-cell table:formula="of:=IMPRODUCT([.E45];1/[.$D$9]/[.$D$9])" office:value-type="string" office:string-value="-21726.0068021163i" calcext:value-type="string">
            <text:p>-21726.0068021163i</text:p>
          </table:table-cell>
          <table:table-cell table:formula="of:=IMDIV(1;IMSUM(IMDIV(1;[.D45]);IMDIV(1;[.F45])))" office:value-type="string" office:string-value="-121.946078770569i" calcext:value-type="string">
            <text:p>-121.946078770569i</text:p>
          </table:table-cell>
          <table:table-cell table:formula="of:=IMSUM([.C45];[.G45])" office:value-type="string" office:string-value="4.898866210772i" calcext:value-type="string">
            <text:p>4.898866210772i</text:p>
          </table:table-cell>
        </table:table-row>
        <table:table-row table:style-name="ro1">
          <table:table-cell table:formula="of:=[.A45]+[.$D$3]" office:value-type="float" office:value="7220" calcext:value-type="float">
            <text:p>7220</text:p>
          </table:table-cell>
          <table:table-cell table:formula="of:=COMPLEX(0; 2*PI()*[.A46])" office:value-type="string" office:string-value="45364.5979178366i" calcext:value-type="string">
            <text:p>45364.5979178366i</text:p>
          </table:table-cell>
          <table:table-cell table:formula="of:=IMPRODUCT([.B46];[.$D$10]/1000)" office:value-type="string" office:string-value="127.020874169942i" calcext:value-type="string">
            <text:p>127.020874169942i</text:p>
          </table:table-cell>
          <table:table-cell table:formula="of:=IMDIV(1000000000/[.$D$4];[.B46])" office:value-type="string" office:string-value="-122.464560704752i" calcext:value-type="string">
            <text:p>-122.464560704752i</text:p>
          </table:table-cell>
          <table:table-cell table:formula="of:=IMDIV(1000000000/[.$D$5];[.B46])" office:value-type="string" office:string-value="-22043.6209268553i" calcext:value-type="string">
            <text:p>-22043.6209268553i</text:p>
          </table:table-cell>
          <table:table-cell table:formula="of:=IMPRODUCT([.E46];1/[.$D$9]/[.$D$9])" office:value-type="string" office:string-value="-21695.9153799527i" calcext:value-type="string">
            <text:p>-21695.9153799527i</text:p>
          </table:table-cell>
          <table:table-cell table:formula="of:=IMDIV(1;IMSUM(IMDIV(1;[.D46]);IMDIV(1;[.F46])))" office:value-type="string" office:string-value="-121.777178384461i" calcext:value-type="string">
            <text:p>-121.777178384461i</text:p>
          </table:table-cell>
          <table:table-cell table:formula="of:=IMSUM([.C46];[.G46])" office:value-type="string" office:string-value="5.24369578548101i" calcext:value-type="string">
            <text:p>5.24369578548101i</text:p>
          </table:table-cell>
        </table:table-row>
        <table:table-row table:style-name="ro1">
          <table:table-cell table:formula="of:=[.A46]+[.$D$3]" office:value-type="float" office:value="7230" calcext:value-type="float">
            <text:p>7230</text:p>
          </table:table-cell>
          <table:table-cell table:formula="of:=COMPLEX(0; 2*PI()*[.A47])" office:value-type="string" office:string-value="45427.4297709084i" calcext:value-type="string">
            <text:p>45427.4297709084i</text:p>
          </table:table-cell>
          <table:table-cell table:formula="of:=IMPRODUCT([.B47];[.$D$10]/1000)" office:value-type="string" office:string-value="127.196803358544i" calcext:value-type="string">
            <text:p>127.196803358544i</text:p>
          </table:table-cell>
          <table:table-cell table:formula="of:=IMDIV(1000000000/[.$D$4];[.B47])" office:value-type="string" office:string-value="-122.295176803362i" calcext:value-type="string">
            <text:p>-122.295176803362i</text:p>
          </table:table-cell>
          <table:table-cell table:formula="of:=IMDIV(1000000000/[.$D$5];[.B47])" office:value-type="string" office:string-value="-22013.1318246052i" calcext:value-type="string">
            <text:p>-22013.1318246052i</text:p>
          </table:table-cell>
          <table:table-cell table:formula="of:=IMPRODUCT([.E47];1/[.$D$9]/[.$D$9])" office:value-type="string" office:string-value="-21665.9071982377i" calcext:value-type="string">
            <text:p>-21665.9071982377i</text:p>
          </table:table-cell>
          <table:table-cell table:formula="of:=IMDIV(1;IMSUM(IMDIV(1;[.D47]);IMDIV(1;[.F47])))" office:value-type="string" office:string-value="-121.608745219336i" calcext:value-type="string">
            <text:p>-121.608745219336i</text:p>
          </table:table-cell>
          <table:table-cell table:formula="of:=IMSUM([.C47];[.G47])" office:value-type="string" office:string-value="5.588058139208i" calcext:value-type="string">
            <text:p>5.588058139208i</text:p>
          </table:table-cell>
        </table:table-row>
        <table:table-row table:style-name="ro1">
          <table:table-cell table:formula="of:=[.A47]+[.$D$3]" office:value-type="float" office:value="7240" calcext:value-type="float">
            <text:p>7240</text:p>
          </table:table-cell>
          <table:table-cell table:formula="of:=COMPLEX(0; 2*PI()*[.A48])" office:value-type="string" office:string-value="45490.2616239802i" calcext:value-type="string">
            <text:p>45490.2616239802i</text:p>
          </table:table-cell>
          <table:table-cell table:formula="of:=IMPRODUCT([.B48];[.$D$10]/1000)" office:value-type="string" office:string-value="127.372732547145i" calcext:value-type="string">
            <text:p>127.372732547145i</text:p>
          </table:table-cell>
          <table:table-cell table:formula="of:=IMDIV(1000000000/[.$D$4];[.B48])" office:value-type="string" office:string-value="-122.126260813302i" calcext:value-type="string">
            <text:p>-122.126260813302i</text:p>
          </table:table-cell>
          <table:table-cell table:formula="of:=IMDIV(1000000000/[.$D$5];[.B48])" office:value-type="string" office:string-value="-21982.7269463944i" calcext:value-type="string">
            <text:p>-21982.7269463944i</text:p>
          </table:table-cell>
          <table:table-cell table:formula="of:=IMPRODUCT([.E48];1/[.$D$9]/[.$D$9])" office:value-type="string" office:string-value="-21635.9819120523i" calcext:value-type="string">
            <text:p>-21635.9819120523i</text:p>
          </table:table-cell>
          <table:table-cell table:formula="of:=IMDIV(1;IMSUM(IMDIV(1;[.D48]);IMDIV(1;[.F48])))" office:value-type="string" office:string-value="-121.440777339199i" calcext:value-type="string">
            <text:p>-121.440777339199i</text:p>
          </table:table-cell>
          <table:table-cell table:formula="of:=IMSUM([.C48];[.G48])" office:value-type="string" office:string-value="5.931955207946i" calcext:value-type="string">
            <text:p>5.931955207946i</text:p>
          </table:table-cell>
        </table:table-row>
        <table:table-row table:style-name="ro1">
          <table:table-cell table:formula="of:=[.A48]+[.$D$3]" office:value-type="float" office:value="7250" calcext:value-type="float">
            <text:p>7250</text:p>
          </table:table-cell>
          <table:table-cell table:formula="of:=COMPLEX(0; 2*PI()*[.A49])" office:value-type="string" office:string-value="45553.093477052i" calcext:value-type="string">
            <text:p>45553.093477052i</text:p>
          </table:table-cell>
          <table:table-cell table:formula="of:=IMPRODUCT([.B49];[.$D$10]/1000)" office:value-type="string" office:string-value="127.548661735746i" calcext:value-type="string">
            <text:p>127.548661735746i</text:p>
          </table:table-cell>
          <table:table-cell table:formula="of:=IMDIV(1000000000/[.$D$4];[.B49])" office:value-type="string" office:string-value="-121.957810798387i" calcext:value-type="string">
            <text:p>-121.957810798387i</text:p>
          </table:table-cell>
          <table:table-cell table:formula="of:=IMDIV(1000000000/[.$D$5];[.B49])" office:value-type="string" office:string-value="-21952.4059437097i" calcext:value-type="string">
            <text:p>-21952.4059437097i</text:p>
          </table:table-cell>
          <table:table-cell table:formula="of:=IMPRODUCT([.E49];1/[.$D$9]/[.$D$9])" office:value-type="string" office:string-value="-21606.1391783805i" calcext:value-type="string">
            <text:p>-21606.1391783805i</text:p>
          </table:table-cell>
          <table:table-cell table:formula="of:=IMDIV(1;IMSUM(IMDIV(1;[.D49]);IMDIV(1;[.F49])))" office:value-type="string" office:string-value="-121.273272818731i" calcext:value-type="string">
            <text:p>-121.273272818731i</text:p>
          </table:table-cell>
          <table:table-cell table:formula="of:=IMSUM([.C49];[.G49])" office:value-type="string" office:string-value="6.27538891701499i" calcext:value-type="string">
            <text:p>6.27538891701499i</text:p>
          </table:table-cell>
        </table:table-row>
        <table:table-row table:style-name="ro1">
          <table:table-cell table:formula="of:=[.A49]+[.$D$3]" office:value-type="float" office:value="7260" calcext:value-type="float">
            <text:p>7260</text:p>
          </table:table-cell>
          <table:table-cell table:formula="of:=COMPLEX(0; 2*PI()*[.A50])" office:value-type="string" office:string-value="45615.9253301238i" calcext:value-type="string">
            <text:p>45615.9253301238i</text:p>
          </table:table-cell>
          <table:table-cell table:formula="of:=IMPRODUCT([.B50];[.$D$10]/1000)" office:value-type="string" office:string-value="127.724590924347i" calcext:value-type="string">
            <text:p>127.724590924347i</text:p>
          </table:table-cell>
          <table:table-cell table:formula="of:=IMDIV(1000000000/[.$D$4];[.B50])" office:value-type="string" office:string-value="-121.7898248331i" calcext:value-type="string">
            <text:p>-121.7898248331i</text:p>
          </table:table-cell>
          <table:table-cell table:formula="of:=IMDIV(1000000000/[.$D$5];[.B50])" office:value-type="string" office:string-value="-21922.168469958i" calcext:value-type="string">
            <text:p>-21922.168469958i</text:p>
          </table:table-cell>
          <table:table-cell table:formula="of:=IMPRODUCT([.E50];1/[.$D$9]/[.$D$9])" office:value-type="string" office:string-value="-21576.3786560962i" calcext:value-type="string">
            <text:p>-21576.3786560962i</text:p>
          </table:table-cell>
          <table:table-cell table:formula="of:=IMDIV(1;IMSUM(IMDIV(1;[.D50]);IMDIV(1;[.F50])))" office:value-type="string" office:string-value="-121.106229743223i" calcext:value-type="string">
            <text:p>-121.106229743223i</text:p>
          </table:table-cell>
          <table:table-cell table:formula="of:=IMSUM([.C50];[.G50])" office:value-type="string" office:string-value="6.618361181124i" calcext:value-type="string">
            <text:p>6.618361181124i</text:p>
          </table:table-cell>
        </table:table-row>
        <table:table-row table:style-name="ro1">
          <table:table-cell table:formula="of:=[.A50]+[.$D$3]" office:value-type="float" office:value="7270" calcext:value-type="float">
            <text:p>7270</text:p>
          </table:table-cell>
          <table:table-cell table:formula="of:=COMPLEX(0; 2*PI()*[.A51])" office:value-type="string" office:string-value="45678.7571831956i" calcext:value-type="string">
            <text:p>45678.7571831956i</text:p>
          </table:table-cell>
          <table:table-cell table:formula="of:=IMPRODUCT([.B51];[.$D$10]/1000)" office:value-type="string" office:string-value="127.900520112948i" calcext:value-type="string">
            <text:p>127.900520112948i</text:p>
          </table:table-cell>
          <table:table-cell table:formula="of:=IMDIV(1000000000/[.$D$4];[.B51])" office:value-type="string" office:string-value="-121.622301002518i" calcext:value-type="string">
            <text:p>-121.622301002518i</text:p>
          </table:table-cell>
          <table:table-cell table:formula="of:=IMDIV(1000000000/[.$D$5];[.B51])" office:value-type="string" office:string-value="-21892.0141804533i" calcext:value-type="string">
            <text:p>-21892.0141804533i</text:p>
          </table:table-cell>
          <table:table-cell table:formula="of:=IMPRODUCT([.E51];1/[.$D$9]/[.$D$9])" office:value-type="string" office:string-value="-21546.7000059503i" calcext:value-type="string">
            <text:p>-21546.7000059503i</text:p>
          </table:table-cell>
          <table:table-cell table:formula="of:=IMDIV(1;IMSUM(IMDIV(1;[.D51]);IMDIV(1;[.F51])))" office:value-type="string" office:string-value="-120.939646208501i" calcext:value-type="string">
            <text:p>-120.939646208501i</text:p>
          </table:table-cell>
          <table:table-cell table:formula="of:=IMSUM([.C51];[.G51])" office:value-type="string" office:string-value="6.960873904447i" calcext:value-type="string">
            <text:p>6.960873904447i</text:p>
          </table:table-cell>
        </table:table-row>
        <table:table-row table:style-name="ro1">
          <table:table-cell table:formula="of:=[.A51]+[.$D$3]" office:value-type="float" office:value="7280" calcext:value-type="float">
            <text:p>7280</text:p>
          </table:table-cell>
          <table:table-cell table:formula="of:=COMPLEX(0; 2*PI()*[.A52])" office:value-type="string" office:string-value="45741.5890362674i" calcext:value-type="string">
            <text:p>45741.5890362674i</text:p>
          </table:table-cell>
          <table:table-cell table:formula="of:=IMPRODUCT([.B52];[.$D$10]/1000)" office:value-type="string" office:string-value="128.076449301549i" calcext:value-type="string">
            <text:p>128.076449301549i</text:p>
          </table:table-cell>
          <table:table-cell table:formula="of:=IMDIV(1000000000/[.$D$4];[.B52])" office:value-type="string" office:string-value="-121.45523740224i" calcext:value-type="string">
            <text:p>-121.45523740224i</text:p>
          </table:table-cell>
          <table:table-cell table:formula="of:=IMDIV(1000000000/[.$D$5];[.B52])" office:value-type="string" office:string-value="-21861.9427324032i" calcext:value-type="string">
            <text:p>-21861.9427324032i</text:p>
          </table:table-cell>
          <table:table-cell table:formula="of:=IMPRODUCT([.E52];1/[.$D$9]/[.$D$9])" office:value-type="string" office:string-value="-21517.1028905575i" calcext:value-type="string">
            <text:p>-21517.1028905575i</text:p>
          </table:table-cell>
          <table:table-cell table:formula="of:=IMDIV(1;IMSUM(IMDIV(1;[.D52]);IMDIV(1;[.F52])))" office:value-type="string" office:string-value="-120.773520320852i" calcext:value-type="string">
            <text:p>-120.773520320852i</text:p>
          </table:table-cell>
          <table:table-cell table:formula="of:=IMSUM([.C52];[.G52])" office:value-type="string" office:string-value="7.30292898069699i" calcext:value-type="string">
            <text:p>7.30292898069699i</text:p>
          </table:table-cell>
        </table:table-row>
        <table:table-row table:style-name="ro1">
          <table:table-cell table:formula="of:=[.A52]+[.$D$3]" office:value-type="float" office:value="7290" calcext:value-type="float">
            <text:p>7290</text:p>
          </table:table-cell>
          <table:table-cell table:formula="of:=COMPLEX(0; 2*PI()*[.A53])" office:value-type="string" office:string-value="45804.4208893392i" calcext:value-type="string">
            <text:p>45804.4208893392i</text:p>
          </table:table-cell>
          <table:table-cell table:formula="of:=IMPRODUCT([.B53];[.$D$10]/1000)" office:value-type="string" office:string-value="128.25237849015i" calcext:value-type="string">
            <text:p>128.25237849015i</text:p>
          </table:table-cell>
          <table:table-cell table:formula="of:=IMDIV(1000000000/[.$D$4];[.B53])" office:value-type="string" office:string-value="-121.288632138314i" calcext:value-type="string">
            <text:p>-121.288632138314i</text:p>
          </table:table-cell>
          <table:table-cell table:formula="of:=IMDIV(1000000000/[.$D$5];[.B53])" office:value-type="string" office:string-value="-21831.9537848965i" calcext:value-type="string">
            <text:p>-21831.9537848965i</text:p>
          </table:table-cell>
          <table:table-cell table:formula="of:=IMPRODUCT([.E53];1/[.$D$9]/[.$D$9])" office:value-type="string" office:string-value="-21487.5869743839i" calcext:value-type="string">
            <text:p>-21487.5869743839i</text:p>
          </table:table-cell>
          <table:table-cell table:formula="of:=IMDIV(1;IMSUM(IMDIV(1;[.D53]);IMDIV(1;[.F53])))" office:value-type="string" office:string-value="-120.607850196955i" calcext:value-type="string">
            <text:p>-120.607850196955i</text:p>
          </table:table-cell>
          <table:table-cell table:formula="of:=IMSUM([.C53];[.G53])" office:value-type="string" office:string-value="7.64452829319499i" calcext:value-type="string">
            <text:p>7.64452829319499i</text:p>
          </table:table-cell>
        </table:table-row>
        <table:table-row table:style-name="ro1">
          <table:table-cell table:formula="of:=[.A53]+[.$D$3]" office:value-type="float" office:value="7300" calcext:value-type="float">
            <text:p>7300</text:p>
          </table:table-cell>
          <table:table-cell table:formula="of:=COMPLEX(0; 2*PI()*[.A54])" office:value-type="string" office:string-value="45867.252742411i" calcext:value-type="string">
            <text:p>45867.252742411i</text:p>
          </table:table-cell>
          <table:table-cell table:formula="of:=IMPRODUCT([.B54];[.$D$10]/1000)" office:value-type="string" office:string-value="128.428307678751i" calcext:value-type="string">
            <text:p>128.428307678751i</text:p>
          </table:table-cell>
          <table:table-cell table:formula="of:=IMDIV(1000000000/[.$D$4];[.B54])" office:value-type="string" office:string-value="-121.122483327165i" calcext:value-type="string">
            <text:p>-121.122483327165i</text:p>
          </table:table-cell>
          <table:table-cell table:formula="of:=IMDIV(1000000000/[.$D$5];[.B54])" office:value-type="string" office:string-value="-21802.0469988898i" calcext:value-type="string">
            <text:p>-21802.0469988898i</text:p>
          </table:table-cell>
          <table:table-cell table:formula="of:=IMPRODUCT([.E54];1/[.$D$9]/[.$D$9])" office:value-type="string" office:string-value="-21458.1519237341i" calcext:value-type="string">
            <text:p>-21458.1519237341i</text:p>
          </table:table-cell>
          <table:table-cell table:formula="of:=IMDIV(1;IMSUM(IMDIV(1;[.D54]);IMDIV(1;[.F54])))" office:value-type="string" office:string-value="-120.442633963808i" calcext:value-type="string">
            <text:p>-120.442633963808i</text:p>
          </table:table-cell>
          <table:table-cell table:formula="of:=IMSUM([.C54];[.G54])" office:value-type="string" office:string-value="7.98567371494299i" calcext:value-type="string">
            <text:p>7.98567371494299i</text:p>
          </table:table-cell>
        </table:table-row>
        <table:table-row table:style-name="ro1">
          <table:table-cell table:formula="of:=[.A54]+[.$D$3]" office:value-type="float" office:value="7310" calcext:value-type="float">
            <text:p>7310</text:p>
          </table:table-cell>
          <table:table-cell table:formula="of:=COMPLEX(0; 2*PI()*[.A55])" office:value-type="string" office:string-value="45930.0845954828i" calcext:value-type="string">
            <text:p>45930.0845954828i</text:p>
          </table:table-cell>
          <table:table-cell table:formula="of:=IMPRODUCT([.B55];[.$D$10]/1000)" office:value-type="string" office:string-value="128.604236867352i" calcext:value-type="string">
            <text:p>128.604236867352i</text:p>
          </table:table-cell>
          <table:table-cell table:formula="of:=IMDIV(1000000000/[.$D$4];[.B55])" office:value-type="string" office:string-value="-120.956789095528i" calcext:value-type="string">
            <text:p>-120.956789095528i</text:p>
          </table:table-cell>
          <table:table-cell table:formula="of:=IMDIV(1000000000/[.$D$5];[.B55])" office:value-type="string" office:string-value="-21772.222037195i" calcext:value-type="string">
            <text:p>-21772.222037195i</text:p>
          </table:table-cell>
          <table:table-cell table:formula="of:=IMPRODUCT([.E55];1/[.$D$9]/[.$D$9])" office:value-type="string" office:string-value="-21428.7974067385i" calcext:value-type="string">
            <text:p>-21428.7974067385i</text:p>
          </table:table-cell>
          <table:table-cell table:formula="of:=IMDIV(1;IMSUM(IMDIV(1;[.D55]);IMDIV(1;[.F55])))" office:value-type="string" office:string-value="-120.27786975866i" calcext:value-type="string">
            <text:p>-120.27786975866i</text:p>
          </table:table-cell>
          <table:table-cell table:formula="of:=IMSUM([.C55];[.G55])" office:value-type="string" office:string-value="8.326367108692i" calcext:value-type="string">
            <text:p>8.326367108692i</text:p>
          </table:table-cell>
        </table:table-row>
        <table:table-row table:style-name="ro1">
          <table:table-cell table:formula="of:=[.A55]+[.$D$3]" office:value-type="float" office:value="7320" calcext:value-type="float">
            <text:p>7320</text:p>
          </table:table-cell>
          <table:table-cell table:formula="of:=COMPLEX(0; 2*PI()*[.A56])" office:value-type="string" office:string-value="45992.9164485546i" calcext:value-type="string">
            <text:p>45992.9164485546i</text:p>
          </table:table-cell>
          <table:table-cell table:formula="of:=IMPRODUCT([.B56];[.$D$10]/1000)" office:value-type="string" office:string-value="128.780166055953i" calcext:value-type="string">
            <text:p>128.780166055953i</text:p>
          </table:table-cell>
          <table:table-cell table:formula="of:=IMDIV(1000000000/[.$D$4];[.B56])" office:value-type="string" office:string-value="-120.79154758037i" calcext:value-type="string">
            <text:p>-120.79154758037i</text:p>
          </table:table-cell>
          <table:table-cell table:formula="of:=IMDIV(1000000000/[.$D$5];[.B56])" office:value-type="string" office:string-value="-21742.4785644666i" calcext:value-type="string">
            <text:p>-21742.4785644666i</text:p>
          </table:table-cell>
          <table:table-cell table:formula="of:=IMPRODUCT([.E56];1/[.$D$9]/[.$D$9])" office:value-type="string" office:string-value="-21399.5230933413i" calcext:value-type="string">
            <text:p>-21399.5230933413i</text:p>
          </table:table-cell>
          <table:table-cell table:formula="of:=IMDIV(1;IMSUM(IMDIV(1;[.D56]);IMDIV(1;[.F56])))" office:value-type="string" office:string-value="-120.113555728935i" calcext:value-type="string">
            <text:p>-120.113555728935i</text:p>
          </table:table-cell>
          <table:table-cell table:formula="of:=IMSUM([.C56];[.G56])" office:value-type="string" office:string-value="8.66661032701801i" calcext:value-type="string">
            <text:p>8.66661032701801i</text:p>
          </table:table-cell>
        </table:table-row>
        <table:table-row table:style-name="ro1">
          <table:table-cell table:formula="of:=[.A56]+[.$D$3]" office:value-type="float" office:value="7330" calcext:value-type="float">
            <text:p>7330</text:p>
          </table:table-cell>
          <table:table-cell table:formula="of:=COMPLEX(0; 2*PI()*[.A57])" office:value-type="string" office:string-value="46055.7483016264i" calcext:value-type="string">
            <text:p>46055.7483016264i</text:p>
          </table:table-cell>
          <table:table-cell table:formula="of:=IMPRODUCT([.B57];[.$D$10]/1000)" office:value-type="string" office:string-value="128.956095244554i" calcext:value-type="string">
            <text:p>128.956095244554i</text:p>
          </table:table-cell>
          <table:table-cell table:formula="of:=IMDIV(1000000000/[.$D$4];[.B57])" office:value-type="string" office:string-value="-120.626756928828i" calcext:value-type="string">
            <text:p>-120.626756928828i</text:p>
          </table:table-cell>
          <table:table-cell table:formula="of:=IMDIV(1000000000/[.$D$5];[.B57])" office:value-type="string" office:string-value="-21712.816247189i" calcext:value-type="string">
            <text:p>-21712.816247189i</text:p>
          </table:table-cell>
          <table:table-cell table:formula="of:=IMPRODUCT([.E57];1/[.$D$9]/[.$D$9])" office:value-type="string" office:string-value="-21370.3286552877i" calcext:value-type="string">
            <text:p>-21370.3286552877i</text:p>
          </table:table-cell>
          <table:table-cell table:formula="of:=IMDIV(1;IMSUM(IMDIV(1;[.D57]);IMDIV(1;[.F57])))" office:value-type="string" office:string-value="-119.94969003217i" calcext:value-type="string">
            <text:p>-119.94969003217i</text:p>
          </table:table-cell>
          <table:table-cell table:formula="of:=IMSUM([.C57];[.G57])" office:value-type="string" office:string-value="9.00640521238401i" calcext:value-type="string">
            <text:p>9.00640521238401i</text:p>
          </table:table-cell>
        </table:table-row>
        <table:table-row table:style-name="ro1">
          <table:table-cell table:formula="of:=[.A57]+[.$D$3]" office:value-type="float" office:value="7340" calcext:value-type="float">
            <text:p>7340</text:p>
          </table:table-cell>
          <table:table-cell table:formula="of:=COMPLEX(0; 2*PI()*[.A58])" office:value-type="string" office:string-value="46118.5801546982i" calcext:value-type="string">
            <text:p>46118.5801546982i</text:p>
          </table:table-cell>
          <table:table-cell table:formula="of:=IMPRODUCT([.B58];[.$D$10]/1000)" office:value-type="string" office:string-value="129.132024433155i" calcext:value-type="string">
            <text:p>129.132024433155i</text:p>
          </table:table-cell>
          <table:table-cell table:formula="of:=IMDIV(1000000000/[.$D$4];[.B58])" office:value-type="string" office:string-value="-120.462415298135i" calcext:value-type="string">
            <text:p>-120.462415298135i</text:p>
          </table:table-cell>
          <table:table-cell table:formula="of:=IMDIV(1000000000/[.$D$5];[.B58])" office:value-type="string" office:string-value="-21683.2347536642i" calcext:value-type="string">
            <text:p>-21683.2347536642i</text:p>
          </table:table-cell>
          <table:table-cell table:formula="of:=IMPRODUCT([.E58];1/[.$D$9]/[.$D$9])" office:value-type="string" office:string-value="-21341.2137661115i" calcext:value-type="string">
            <text:p>-21341.2137661115i</text:p>
          </table:table-cell>
          <table:table-cell table:formula="of:=IMDIV(1;IMSUM(IMDIV(1;[.D58]);IMDIV(1;[.F58])))" office:value-type="string" office:string-value="-119.786270835941i" calcext:value-type="string">
            <text:p>-119.786270835941i</text:p>
          </table:table-cell>
          <table:table-cell table:formula="of:=IMSUM([.C58];[.G58])" office:value-type="string" office:string-value="9.34575359721401i" calcext:value-type="string">
            <text:p>9.34575359721401i</text:p>
          </table:table-cell>
        </table:table-row>
        <table:table-row table:style-name="ro1">
          <table:table-cell table:formula="of:=[.A58]+[.$D$3]" office:value-type="float" office:value="7350" calcext:value-type="float">
            <text:p>7350</text:p>
          </table:table-cell>
          <table:table-cell table:formula="of:=COMPLEX(0; 2*PI()*[.A59])" office:value-type="string" office:string-value="46181.41200777i" calcext:value-type="string">
            <text:p>46181.41200777i</text:p>
          </table:table-cell>
          <table:table-cell table:formula="of:=IMPRODUCT([.B59];[.$D$10]/1000)" office:value-type="string" office:string-value="129.307953621756i" calcext:value-type="string">
            <text:p>129.307953621756i</text:p>
          </table:table-cell>
          <table:table-cell table:formula="of:=IMDIV(1000000000/[.$D$4];[.B59])" office:value-type="string" office:string-value="-120.298520855552i" calcext:value-type="string">
            <text:p>-120.298520855552i</text:p>
          </table:table-cell>
          <table:table-cell table:formula="of:=IMDIV(1000000000/[.$D$5];[.B59])" office:value-type="string" office:string-value="-21653.7337539993i" calcext:value-type="string">
            <text:p>-21653.7337539993i</text:p>
          </table:table-cell>
          <table:table-cell table:formula="of:=IMPRODUCT([.E59];1/[.$D$9]/[.$D$9])" office:value-type="string" office:string-value="-21312.1781011235i" calcext:value-type="string">
            <text:p>-21312.1781011235i</text:p>
          </table:table-cell>
          <table:table-cell table:formula="of:=IMDIV(1;IMSUM(IMDIV(1;[.D59]);IMDIV(1;[.F59])))" office:value-type="string" office:string-value="-119.623296317796i" calcext:value-type="string">
            <text:p>-119.623296317796i</text:p>
          </table:table-cell>
          <table:table-cell table:formula="of:=IMSUM([.C59];[.G59])" office:value-type="string" office:string-value="9.68465730396001i" calcext:value-type="string">
            <text:p>9.68465730396001i</text:p>
          </table:table-cell>
        </table:table-row>
        <table:table-row table:style-name="ro1">
          <table:table-cell table:formula="of:=[.A59]+[.$D$3]" office:value-type="float" office:value="7360" calcext:value-type="float">
            <text:p>7360</text:p>
          </table:table-cell>
          <table:table-cell table:formula="of:=COMPLEX(0; 2*PI()*[.A60])" office:value-type="string" office:string-value="46244.2438608418i" calcext:value-type="string">
            <text:p>46244.2438608418i</text:p>
          </table:table-cell>
          <table:table-cell table:formula="of:=IMPRODUCT([.B60];[.$D$10]/1000)" office:value-type="string" office:string-value="129.483882810357i" calcext:value-type="string">
            <text:p>129.483882810357i</text:p>
          </table:table-cell>
          <table:table-cell table:formula="of:=IMDIV(1000000000/[.$D$4];[.B60])" office:value-type="string" office:string-value="-120.135071778303i" calcext:value-type="string">
            <text:p>-120.135071778303i</text:p>
          </table:table-cell>
          <table:table-cell table:formula="of:=IMDIV(1000000000/[.$D$5];[.B60])" office:value-type="string" office:string-value="-21624.3129200945i" calcext:value-type="string">
            <text:p>-21624.3129200945i</text:p>
          </table:table-cell>
          <table:table-cell table:formula="of:=IMPRODUCT([.E60];1/[.$D$9]/[.$D$9])" office:value-type="string" office:string-value="-21283.2213373993i" calcext:value-type="string">
            <text:p>-21283.2213373993i</text:p>
          </table:table-cell>
          <table:table-cell table:formula="of:=IMDIV(1;IMSUM(IMDIV(1;[.D60]);IMDIV(1;[.F60])))" office:value-type="string" office:string-value="-119.460764665191i" calcext:value-type="string">
            <text:p>-119.460764665191i</text:p>
          </table:table-cell>
          <table:table-cell table:formula="of:=IMSUM([.C60];[.G60])" office:value-type="string" office:string-value="10.023118145166i" calcext:value-type="string">
            <text:p>10.023118145166i</text:p>
          </table:table-cell>
        </table:table-row>
        <table:table-row table:style-name="ro1">
          <table:table-cell table:formula="of:=[.A60]+[.$D$3]" office:value-type="float" office:value="7370" calcext:value-type="float">
            <text:p>7370</text:p>
          </table:table-cell>
          <table:table-cell table:formula="of:=COMPLEX(0; 2*PI()*[.A61])" office:value-type="string" office:string-value="46307.0757139136i" calcext:value-type="string">
            <text:p>46307.0757139136i</text:p>
          </table:table-cell>
          <table:table-cell table:formula="of:=IMPRODUCT([.B61];[.$D$10]/1000)" office:value-type="string" office:string-value="129.659811998958i" calcext:value-type="string">
            <text:p>129.659811998958i</text:p>
          </table:table-cell>
          <table:table-cell table:formula="of:=IMDIV(1000000000/[.$D$4];[.B61])" office:value-type="string" office:string-value="-119.972066253502i" calcext:value-type="string">
            <text:p>-119.972066253502i</text:p>
          </table:table-cell>
          <table:table-cell table:formula="of:=IMDIV(1000000000/[.$D$5];[.B61])" office:value-type="string" office:string-value="-21594.9719256303i" calcext:value-type="string">
            <text:p>-21594.9719256303i</text:p>
          </table:table-cell>
          <table:table-cell table:formula="of:=IMPRODUCT([.E61];1/[.$D$9]/[.$D$9])" office:value-type="string" office:string-value="-21254.3431537664i" calcext:value-type="string">
            <text:p>-21254.3431537664i</text:p>
          </table:table-cell>
          <table:table-cell table:formula="of:=IMDIV(1;IMSUM(IMDIV(1;[.D61]);IMDIV(1;[.F61])))" office:value-type="string" office:string-value="-119.298674075415i" calcext:value-type="string">
            <text:p>-119.298674075415i</text:p>
          </table:table-cell>
          <table:table-cell table:formula="of:=IMSUM([.C61];[.G61])" office:value-type="string" office:string-value="10.361137923543i" calcext:value-type="string">
            <text:p>10.361137923543i</text:p>
          </table:table-cell>
        </table:table-row>
        <table:table-row table:style-name="ro1">
          <table:table-cell table:formula="of:=[.A61]+[.$D$3]" office:value-type="float" office:value="7380" calcext:value-type="float">
            <text:p>7380</text:p>
          </table:table-cell>
          <table:table-cell table:formula="of:=COMPLEX(0; 2*PI()*[.A62])" office:value-type="string" office:string-value="46369.9075669853i" calcext:value-type="string">
            <text:p>46369.9075669853i</text:p>
          </table:table-cell>
          <table:table-cell table:formula="of:=IMPRODUCT([.B62];[.$D$10]/1000)" office:value-type="string" office:string-value="129.835741187559i" calcext:value-type="string">
            <text:p>129.835741187559i</text:p>
          </table:table-cell>
          <table:table-cell table:formula="of:=IMDIV(1000000000/[.$D$4];[.B62])" office:value-type="string" office:string-value="-119.809502478091i" calcext:value-type="string">
            <text:p>-119.809502478091i</text:p>
          </table:table-cell>
          <table:table-cell table:formula="of:=IMDIV(1000000000/[.$D$5];[.B62])" office:value-type="string" office:string-value="-21565.7104460563i" calcext:value-type="string">
            <text:p>-21565.7104460563i</text:p>
          </table:table-cell>
          <table:table-cell table:formula="of:=IMPRODUCT([.E62];1/[.$D$9]/[.$D$9])" office:value-type="string" office:string-value="-21225.5432307939i" calcext:value-type="string">
            <text:p>-21225.5432307939i</text:p>
          </table:table-cell>
          <table:table-cell table:formula="of:=IMDIV(1;IMSUM(IMDIV(1;[.D62]);IMDIV(1;[.F62])))" office:value-type="string" office:string-value="-119.137022755529i" calcext:value-type="string">
            <text:p>-119.137022755529i</text:p>
          </table:table-cell>
          <table:table-cell table:formula="of:=IMSUM([.C62];[.G62])" office:value-type="string" office:string-value="10.69871843203i" calcext:value-type="string">
            <text:p>10.69871843203i</text:p>
          </table:table-cell>
        </table:table-row>
        <table:table-row table:style-name="ro1">
          <table:table-cell table:formula="of:=[.A62]+[.$D$3]" office:value-type="float" office:value="7390" calcext:value-type="float">
            <text:p>7390</text:p>
          </table:table-cell>
          <table:table-cell table:formula="of:=COMPLEX(0; 2*PI()*[.A63])" office:value-type="string" office:string-value="46432.7394200571i" calcext:value-type="string">
            <text:p>46432.7394200571i</text:p>
          </table:table-cell>
          <table:table-cell table:formula="of:=IMPRODUCT([.B63];[.$D$10]/1000)" office:value-type="string" office:string-value="130.01167037616i" calcext:value-type="string">
            <text:p>130.01167037616i</text:p>
          </table:table-cell>
          <table:table-cell table:formula="of:=IMDIV(1000000000/[.$D$4];[.B63])" office:value-type="string" office:string-value="-119.64737865877i" calcext:value-type="string">
            <text:p>-119.64737865877i</text:p>
          </table:table-cell>
          <table:table-cell table:formula="of:=IMDIV(1000000000/[.$D$5];[.B63])" office:value-type="string" office:string-value="-21536.5281585786i" calcext:value-type="string">
            <text:p>-21536.5281585786i</text:p>
          </table:table-cell>
          <table:table-cell table:formula="of:=IMPRODUCT([.E63];1/[.$D$9]/[.$D$9])" office:value-type="string" office:string-value="-21196.8212507793i" calcext:value-type="string">
            <text:p>-21196.8212507793i</text:p>
          </table:table-cell>
          <table:table-cell table:formula="of:=IMDIV(1;IMSUM(IMDIV(1;[.D63]);IMDIV(1;[.F63])))" office:value-type="string" office:string-value="-118.975808922301i" calcext:value-type="string">
            <text:p>-118.975808922301i</text:p>
          </table:table-cell>
          <table:table-cell table:formula="of:=IMSUM([.C63];[.G63])" office:value-type="string" office:string-value="11.035861453859i" calcext:value-type="string">
            <text:p>11.035861453859i</text:p>
          </table:table-cell>
        </table:table-row>
        <table:table-row table:style-name="ro1">
          <table:table-cell table:formula="of:=[.A63]+[.$D$3]" office:value-type="float" office:value="7400" calcext:value-type="float">
            <text:p>7400</text:p>
          </table:table-cell>
          <table:table-cell table:formula="of:=COMPLEX(0; 2*PI()*[.A64])" office:value-type="string" office:string-value="46495.5712731289i" calcext:value-type="string">
            <text:p>46495.5712731289i</text:p>
          </table:table-cell>
          <table:table-cell table:formula="of:=IMPRODUCT([.B64];[.$D$10]/1000)" office:value-type="string" office:string-value="130.187599564761i" calcext:value-type="string">
            <text:p>130.187599564761i</text:p>
          </table:table-cell>
          <table:table-cell table:formula="of:=IMDIV(1000000000/[.$D$4];[.B64])" office:value-type="string" office:string-value="-119.485693011934i" calcext:value-type="string">
            <text:p>-119.485693011934i</text:p>
          </table:table-cell>
          <table:table-cell table:formula="of:=IMDIV(1000000000/[.$D$5];[.B64])" office:value-type="string" office:string-value="-21507.424742148i" calcext:value-type="string">
            <text:p>-21507.424742148i</text:p>
          </table:table-cell>
          <table:table-cell table:formula="of:=IMPRODUCT([.E64];1/[.$D$9]/[.$D$9])" office:value-type="string" office:string-value="-21168.1768977376i" calcext:value-type="string">
            <text:p>-21168.1768977376i</text:p>
          </table:table-cell>
          <table:table-cell table:formula="of:=IMDIV(1;IMSUM(IMDIV(1;[.D64]);IMDIV(1;[.F64])))" office:value-type="string" office:string-value="-118.815030802136i" calcext:value-type="string">
            <text:p>-118.815030802136i</text:p>
          </table:table-cell>
          <table:table-cell table:formula="of:=IMSUM([.C64];[.G64])" office:value-type="string" office:string-value="11.372568762625i" calcext:value-type="string">
            <text:p>11.372568762625i</text:p>
          </table:table-cell>
        </table:table-row>
        <table:table-row table:style-name="ro1">
          <table:table-cell table:formula="of:=[.A64]+[.$D$3]" office:value-type="float" office:value="7410" calcext:value-type="float">
            <text:p>7410</text:p>
          </table:table-cell>
          <table:table-cell table:formula="of:=COMPLEX(0; 2*PI()*[.A65])" office:value-type="string" office:string-value="46558.4031262007i" calcext:value-type="string">
            <text:p>46558.4031262007i</text:p>
          </table:table-cell>
          <table:table-cell table:formula="of:=IMPRODUCT([.B65];[.$D$10]/1000)" office:value-type="string" office:string-value="130.363528753362i" calcext:value-type="string">
            <text:p>130.363528753362i</text:p>
          </table:table-cell>
          <table:table-cell table:formula="of:=IMDIV(1000000000/[.$D$4];[.B65])" office:value-type="string" office:string-value="-119.324443763604i" calcext:value-type="string">
            <text:p>-119.324443763604i</text:p>
          </table:table-cell>
          <table:table-cell table:formula="of:=IMDIV(1000000000/[.$D$5];[.B65])" office:value-type="string" office:string-value="-21478.3998774488i" calcext:value-type="string">
            <text:p>-21478.3998774488i</text:p>
          </table:table-cell>
          <table:table-cell table:formula="of:=IMPRODUCT([.E65];1/[.$D$9]/[.$D$9])" office:value-type="string" office:string-value="-21139.6098573898i" calcext:value-type="string">
            <text:p>-21139.6098573898i</text:p>
          </table:table-cell>
          <table:table-cell table:formula="of:=IMDIV(1;IMSUM(IMDIV(1;[.D65]);IMDIV(1;[.F65])))" office:value-type="string" office:string-value="-118.654686631012i" calcext:value-type="string">
            <text:p>-118.654686631012i</text:p>
          </table:table-cell>
          <table:table-cell table:formula="of:=IMSUM([.C65];[.G65])" office:value-type="string" office:string-value="11.70884212235i" calcext:value-type="string">
            <text:p>11.70884212235i</text:p>
          </table:table-cell>
        </table:table-row>
        <table:table-row table:style-name="ro1">
          <table:table-cell table:formula="of:=[.A65]+[.$D$3]" office:value-type="float" office:value="7420" calcext:value-type="float">
            <text:p>7420</text:p>
          </table:table-cell>
          <table:table-cell table:formula="of:=COMPLEX(0; 2*PI()*[.A66])" office:value-type="string" office:string-value="46621.2349792725i" calcext:value-type="string">
            <text:p>46621.2349792725i</text:p>
          </table:table-cell>
          <table:table-cell table:formula="of:=IMPRODUCT([.B66];[.$D$10]/1000)" office:value-type="string" office:string-value="130.539457941963i" calcext:value-type="string">
            <text:p>130.539457941963i</text:p>
          </table:table-cell>
          <table:table-cell table:formula="of:=IMDIV(1000000000/[.$D$4];[.B66])" office:value-type="string" office:string-value="-119.163629149368i" calcext:value-type="string">
            <text:p>-119.163629149368i</text:p>
          </table:table-cell>
          <table:table-cell table:formula="of:=IMDIV(1000000000/[.$D$5];[.B66])" office:value-type="string" office:string-value="-21449.4532468862i" calcext:value-type="string">
            <text:p>-21449.4532468862i</text:p>
          </table:table-cell>
          <table:table-cell table:formula="of:=IMPRODUCT([.E66];1/[.$D$9]/[.$D$9])" office:value-type="string" office:string-value="-21111.1198171508i" calcext:value-type="string">
            <text:p>-21111.1198171508i</text:p>
          </table:table-cell>
          <table:table-cell table:formula="of:=IMDIV(1;IMSUM(IMDIV(1;[.D66]);IMDIV(1;[.F66])))" office:value-type="string" office:string-value="-118.494774654421i" calcext:value-type="string">
            <text:p>-118.494774654421i</text:p>
          </table:table-cell>
          <table:table-cell table:formula="of:=IMSUM([.C66];[.G66])" office:value-type="string" office:string-value="12.044683287542i" calcext:value-type="string">
            <text:p>12.044683287542i</text:p>
          </table:table-cell>
        </table:table-row>
        <table:table-row table:style-name="ro1">
          <table:table-cell table:formula="of:=[.A66]+[.$D$3]" office:value-type="float" office:value="7430" calcext:value-type="float">
            <text:p>7430</text:p>
          </table:table-cell>
          <table:table-cell table:formula="of:=COMPLEX(0; 2*PI()*[.A67])" office:value-type="string" office:string-value="46684.0668323443i" calcext:value-type="string">
            <text:p>46684.0668323443i</text:p>
          </table:table-cell>
          <table:table-cell table:formula="of:=IMPRODUCT([.B67];[.$D$10]/1000)" office:value-type="string" office:string-value="130.715387130564i" calcext:value-type="string">
            <text:p>130.715387130564i</text:p>
          </table:table-cell>
          <table:table-cell table:formula="of:=IMDIV(1000000000/[.$D$4];[.B67])" office:value-type="string" office:string-value="-119.003247414308i" calcext:value-type="string">
            <text:p>-119.003247414308i</text:p>
          </table:table-cell>
          <table:table-cell table:formula="of:=IMDIV(1000000000/[.$D$5];[.B67])" office:value-type="string" office:string-value="-21420.5845345754i" calcext:value-type="string">
            <text:p>-21420.5845345754i</text:p>
          </table:table-cell>
          <table:table-cell table:formula="of:=IMPRODUCT([.E67];1/[.$D$9]/[.$D$9])" office:value-type="string" office:string-value="-21082.7064661182i" calcext:value-type="string">
            <text:p>-21082.7064661182i</text:p>
          </table:table-cell>
          <table:table-cell table:formula="of:=IMDIV(1;IMSUM(IMDIV(1;[.D67]);IMDIV(1;[.F67])))" office:value-type="string" office:string-value="-118.335293127295i" calcext:value-type="string">
            <text:p>-118.335293127295i</text:p>
          </table:table-cell>
          <table:table-cell table:formula="of:=IMSUM([.C67];[.G67])" office:value-type="string" office:string-value="12.380094003269i" calcext:value-type="string">
            <text:p>12.380094003269i</text:p>
          </table:table-cell>
        </table:table-row>
        <table:table-row table:style-name="ro1">
          <table:table-cell table:formula="of:=[.A67]+[.$D$3]" office:value-type="float" office:value="7440" calcext:value-type="float">
            <text:p>7440</text:p>
          </table:table-cell>
          <table:table-cell table:formula="of:=COMPLEX(0; 2*PI()*[.A68])" office:value-type="string" office:string-value="46746.8986854161i" calcext:value-type="string">
            <text:p>46746.8986854161i</text:p>
          </table:table-cell>
          <table:table-cell table:formula="of:=IMPRODUCT([.B68];[.$D$10]/1000)" office:value-type="string" office:string-value="130.891316319165i" calcext:value-type="string">
            <text:p>130.891316319165i</text:p>
          </table:table-cell>
          <table:table-cell table:formula="of:=IMDIV(1000000000/[.$D$4];[.B68])" office:value-type="string" office:string-value="-118.843296812945i" calcext:value-type="string">
            <text:p>-118.843296812945i</text:p>
          </table:table-cell>
          <table:table-cell table:formula="of:=IMDIV(1000000000/[.$D$5];[.B68])" office:value-type="string" office:string-value="-21391.79342633i" calcext:value-type="string">
            <text:p>-21391.79342633i</text:p>
          </table:table-cell>
          <table:table-cell table:formula="of:=IMPRODUCT([.E68];1/[.$D$9]/[.$D$9])" office:value-type="string" office:string-value="-21054.3694950616i" calcext:value-type="string">
            <text:p>-21054.3694950616i</text:p>
          </table:table-cell>
          <table:table-cell table:formula="of:=IMDIV(1;IMSUM(IMDIV(1;[.D68]);IMDIV(1;[.F68])))" office:value-type="string" office:string-value="-118.176240313953i" calcext:value-type="string">
            <text:p>-118.176240313953i</text:p>
          </table:table-cell>
          <table:table-cell table:formula="of:=IMSUM([.C68];[.G68])" office:value-type="string" office:string-value="12.715076005212i" calcext:value-type="string">
            <text:p>12.715076005212i</text:p>
          </table:table-cell>
        </table:table-row>
        <table:table-row table:style-name="ro1">
          <table:table-cell table:formula="of:=[.A68]+[.$D$3]" office:value-type="float" office:value="7450" calcext:value-type="float">
            <text:p>7450</text:p>
          </table:table-cell>
          <table:table-cell table:formula="of:=COMPLEX(0; 2*PI()*[.A69])" office:value-type="string" office:string-value="46809.7305384879i" calcext:value-type="string">
            <text:p>46809.7305384879i</text:p>
          </table:table-cell>
          <table:table-cell table:formula="of:=IMPRODUCT([.B69];[.$D$10]/1000)" office:value-type="string" office:string-value="131.067245507766i" calcext:value-type="string">
            <text:p>131.067245507766i</text:p>
          </table:table-cell>
          <table:table-cell table:formula="of:=IMDIV(1000000000/[.$D$4];[.B69])" office:value-type="string" office:string-value="-118.683775609169i" calcext:value-type="string">
            <text:p>-118.683775609169i</text:p>
          </table:table-cell>
          <table:table-cell table:formula="of:=IMDIV(1000000000/[.$D$5];[.B69])" office:value-type="string" office:string-value="-21363.0796096504i" calcext:value-type="string">
            <text:p>-21363.0796096504i</text:p>
          </table:table-cell>
          <table:table-cell table:formula="of:=IMPRODUCT([.E69];1/[.$D$9]/[.$D$9])" office:value-type="string" office:string-value="-21026.1085964105i" calcext:value-type="string">
            <text:p>-21026.1085964105i</text:p>
          </table:table-cell>
          <table:table-cell table:formula="of:=IMDIV(1;IMSUM(IMDIV(1;[.D69]);IMDIV(1;[.F69])))" office:value-type="string" office:string-value="-118.017614488028i" calcext:value-type="string">
            <text:p>-118.017614488028i</text:p>
          </table:table-cell>
          <table:table-cell table:formula="of:=IMSUM([.C69];[.G69])" office:value-type="string" office:string-value="13.049631019738i" calcext:value-type="string">
            <text:p>13.049631019738i</text:p>
          </table:table-cell>
        </table:table-row>
        <table:table-row table:style-name="ro1">
          <table:table-cell table:formula="of:=[.A69]+[.$D$3]" office:value-type="float" office:value="7460" calcext:value-type="float">
            <text:p>7460</text:p>
          </table:table-cell>
          <table:table-cell table:formula="of:=COMPLEX(0; 2*PI()*[.A70])" office:value-type="string" office:string-value="46872.5623915597i" calcext:value-type="string">
            <text:p>46872.5623915597i</text:p>
          </table:table-cell>
          <table:table-cell table:formula="of:=IMPRODUCT([.B70];[.$D$10]/1000)" office:value-type="string" office:string-value="131.243174696367i" calcext:value-type="string">
            <text:p>131.243174696367i</text:p>
          </table:table-cell>
          <table:table-cell table:formula="of:=IMDIV(1000000000/[.$D$4];[.B70])" office:value-type="string" office:string-value="-118.524682076181i" calcext:value-type="string">
            <text:p>-118.524682076181i</text:p>
          </table:table-cell>
          <table:table-cell table:formula="of:=IMDIV(1000000000/[.$D$5];[.B70])" office:value-type="string" office:string-value="-21334.4427737125i" calcext:value-type="string">
            <text:p>-21334.4427737125i</text:p>
          </table:table-cell>
          <table:table-cell table:formula="of:=IMPRODUCT([.E70];1/[.$D$9]/[.$D$9])" office:value-type="string" office:string-value="-20997.9234642438i" calcext:value-type="string">
            <text:p>-20997.9234642438i</text:p>
          </table:table-cell>
          <table:table-cell table:formula="of:=IMDIV(1;IMSUM(IMDIV(1;[.D70]);IMDIV(1;[.F70])))" office:value-type="string" office:string-value="-117.859413932414i" calcext:value-type="string">
            <text:p>-117.859413932414i</text:p>
          </table:table-cell>
          <table:table-cell table:formula="of:=IMSUM([.C70];[.G70])" office:value-type="string" office:string-value="13.383760763953i" calcext:value-type="string">
            <text:p>13.383760763953i</text:p>
          </table:table-cell>
        </table:table-row>
        <table:table-row table:style-name="ro1">
          <table:table-cell table:formula="of:=[.A70]+[.$D$3]" office:value-type="float" office:value="7470" calcext:value-type="float">
            <text:p>7470</text:p>
          </table:table-cell>
          <table:table-cell table:formula="of:=COMPLEX(0; 2*PI()*[.A71])" office:value-type="string" office:string-value="46935.3942446315i" calcext:value-type="string">
            <text:p>46935.3942446315i</text:p>
          </table:table-cell>
          <table:table-cell table:formula="of:=IMPRODUCT([.B71];[.$D$10]/1000)" office:value-type="string" office:string-value="131.419103884968i" calcext:value-type="string">
            <text:p>131.419103884968i</text:p>
          </table:table-cell>
          <table:table-cell table:formula="of:=IMDIV(1000000000/[.$D$4];[.B71])" office:value-type="string" office:string-value="-118.366014496427i" calcext:value-type="string">
            <text:p>-118.366014496427i</text:p>
          </table:table-cell>
          <table:table-cell table:formula="of:=IMDIV(1000000000/[.$D$5];[.B71])" office:value-type="string" office:string-value="-21305.8826093568i" calcext:value-type="string">
            <text:p>-21305.8826093568i</text:p>
          </table:table-cell>
          <table:table-cell table:formula="of:=IMPRODUCT([.E71];1/[.$D$9]/[.$D$9])" office:value-type="string" office:string-value="-20969.8137942782i" calcext:value-type="string">
            <text:p>-20969.8137942782i</text:p>
          </table:table-cell>
          <table:table-cell table:formula="of:=IMDIV(1;IMSUM(IMDIV(1;[.D71]);IMDIV(1;[.F71])))" office:value-type="string" office:string-value="-117.701636939198i" calcext:value-type="string">
            <text:p>-117.701636939198i</text:p>
          </table:table-cell>
          <table:table-cell table:formula="of:=IMSUM([.C71];[.G71])" office:value-type="string" office:string-value="13.71746694577i" calcext:value-type="string">
            <text:p>13.71746694577i</text:p>
          </table:table-cell>
        </table:table-row>
        <table:table-row table:style-name="ro1">
          <table:table-cell table:formula="of:=[.A71]+[.$D$3]" office:value-type="float" office:value="7480" calcext:value-type="float">
            <text:p>7480</text:p>
          </table:table-cell>
          <table:table-cell table:formula="of:=COMPLEX(0; 2*PI()*[.A72])" office:value-type="string" office:string-value="46998.2260977033i" calcext:value-type="string">
            <text:p>46998.2260977033i</text:p>
          </table:table-cell>
          <table:table-cell table:formula="of:=IMPRODUCT([.B72];[.$D$10]/1000)" office:value-type="string" office:string-value="131.595033073569i" calcext:value-type="string">
            <text:p>131.595033073569i</text:p>
          </table:table-cell>
          <table:table-cell table:formula="of:=IMDIV(1000000000/[.$D$4];[.B72])" office:value-type="string" office:string-value="-118.207771161539i" calcext:value-type="string">
            <text:p>-118.207771161539i</text:p>
          </table:table-cell>
          <table:table-cell table:formula="of:=IMDIV(1000000000/[.$D$5];[.B72])" office:value-type="string" office:string-value="-21277.3988090769i" calcext:value-type="string">
            <text:p>-21277.3988090769i</text:p>
          </table:table-cell>
          <table:table-cell table:formula="of:=IMPRODUCT([.E72];1/[.$D$9]/[.$D$9])" office:value-type="string" office:string-value="-20941.7792838581i" calcext:value-type="string">
            <text:p>-20941.7792838581i</text:p>
          </table:table-cell>
          <table:table-cell table:formula="of:=IMDIV(1;IMSUM(IMDIV(1;[.D72]);IMDIV(1;[.F72])))" office:value-type="string" office:string-value="-117.5442818096i" calcext:value-type="string">
            <text:p>-117.5442818096i</text:p>
          </table:table-cell>
          <table:table-cell table:formula="of:=IMSUM([.C72];[.G72])" office:value-type="string" office:string-value="14.050751263969i" calcext:value-type="string">
            <text:p>14.050751263969i</text:p>
          </table:table-cell>
        </table:table-row>
        <table:table-row table:style-name="ro1">
          <table:table-cell table:formula="of:=[.A72]+[.$D$3]" office:value-type="float" office:value="7490" calcext:value-type="float">
            <text:p>7490</text:p>
          </table:table-cell>
          <table:table-cell table:formula="of:=COMPLEX(0; 2*PI()*[.A73])" office:value-type="string" office:string-value="47061.0579507751i" calcext:value-type="string">
            <text:p>47061.0579507751i</text:p>
          </table:table-cell>
          <table:table-cell table:formula="of:=IMPRODUCT([.B73];[.$D$10]/1000)" office:value-type="string" office:string-value="131.77096226217i" calcext:value-type="string">
            <text:p>131.77096226217i</text:p>
          </table:table-cell>
          <table:table-cell table:formula="of:=IMDIV(1000000000/[.$D$4];[.B73])" office:value-type="string" office:string-value="-118.049950372271i" calcext:value-type="string">
            <text:p>-118.049950372271i</text:p>
          </table:table-cell>
          <table:table-cell table:formula="of:=IMDIV(1000000000/[.$D$5];[.B73])" office:value-type="string" office:string-value="-21248.9910670087i" calcext:value-type="string">
            <text:p>-21248.9910670087i</text:p>
          </table:table-cell>
          <table:table-cell table:formula="of:=IMPRODUCT([.E73];1/[.$D$9]/[.$D$9])" office:value-type="string" office:string-value="-20913.8196319437i" calcext:value-type="string">
            <text:p>-20913.8196319437i</text:p>
          </table:table-cell>
          <table:table-cell table:formula="of:=IMDIV(1;IMSUM(IMDIV(1;[.D73]);IMDIV(1;[.F73])))" office:value-type="string" office:string-value="-117.387346853913i" calcext:value-type="string">
            <text:p>-117.387346853913i</text:p>
          </table:table-cell>
          <table:table-cell table:formula="of:=IMSUM([.C73];[.G73])" office:value-type="string" office:string-value="14.383615408257i" calcext:value-type="string">
            <text:p>14.383615408257i</text:p>
          </table:table-cell>
        </table:table-row>
        <table:table-row table:style-name="ro1">
          <table:table-cell table:formula="of:=[.A73]+[.$D$3]" office:value-type="float" office:value="7500" calcext:value-type="float">
            <text:p>7500</text:p>
          </table:table-cell>
          <table:table-cell table:formula="of:=COMPLEX(0; 2*PI()*[.A74])" office:value-type="string" office:string-value="47123.8898038469i" calcext:value-type="string">
            <text:p>47123.8898038469i</text:p>
          </table:table-cell>
          <table:table-cell table:formula="of:=IMPRODUCT([.B74];[.$D$10]/1000)" office:value-type="string" office:string-value="131.946891450771i" calcext:value-type="string">
            <text:p>131.946891450771i</text:p>
          </table:table-cell>
          <table:table-cell table:formula="of:=IMDIV(1000000000/[.$D$4];[.B74])" office:value-type="string" office:string-value="-117.892550438441i" calcext:value-type="string">
            <text:p>-117.892550438441i</text:p>
          </table:table-cell>
          <table:table-cell table:formula="of:=IMDIV(1000000000/[.$D$5];[.B74])" office:value-type="string" office:string-value="-21220.6590789194i" calcext:value-type="string">
            <text:p>-21220.6590789194i</text:p>
          </table:table-cell>
          <table:table-cell table:formula="of:=IMPRODUCT([.E74];1/[.$D$9]/[.$D$9])" office:value-type="string" office:string-value="-20885.9345391012i" calcext:value-type="string">
            <text:p>-20885.9345391012i</text:p>
          </table:table-cell>
          <table:table-cell table:formula="of:=IMDIV(1;IMSUM(IMDIV(1;[.D74]);IMDIV(1;[.F74])))" office:value-type="string" office:string-value="-117.230830391441i" calcext:value-type="string">
            <text:p>-117.230830391441i</text:p>
          </table:table-cell>
          <table:table-cell table:formula="of:=IMSUM([.C74];[.G74])" office:value-type="string" office:string-value="14.71606105933i" calcext:value-type="string">
            <text:p>14.71606105933i</text:p>
          </table:table-cell>
        </table:table-row>
        <table:table-row table:style-name="ro1">
          <table:table-cell table:formula="of:=[.A74]+[.$D$3]" office:value-type="float" office:value="7510" calcext:value-type="float">
            <text:p>7510</text:p>
          </table:table-cell>
          <table:table-cell table:formula="of:=COMPLEX(0; 2*PI()*[.A75])" office:value-type="string" office:string-value="47186.7216569187i" calcext:value-type="string">
            <text:p>47186.7216569187i</text:p>
          </table:table-cell>
          <table:table-cell table:formula="of:=IMPRODUCT([.B75];[.$D$10]/1000)" office:value-type="string" office:string-value="132.122820639372i" calcext:value-type="string">
            <text:p>132.122820639372i</text:p>
          </table:table-cell>
          <table:table-cell table:formula="of:=IMDIV(1000000000/[.$D$4];[.B75])" office:value-type="string" office:string-value="-117.735569678869i" calcext:value-type="string">
            <text:p>-117.735569678869i</text:p>
          </table:table-cell>
          <table:table-cell table:formula="of:=IMDIV(1000000000/[.$D$5];[.B75])" office:value-type="string" office:string-value="-21192.4025421964i" calcext:value-type="string">
            <text:p>-21192.4025421964i</text:p>
          </table:table-cell>
          <table:table-cell table:formula="of:=IMPRODUCT([.E75];1/[.$D$9]/[.$D$9])" office:value-type="string" office:string-value="-20858.1237074911i" calcext:value-type="string">
            <text:p>-20858.1237074911i</text:p>
          </table:table-cell>
          <table:table-cell table:formula="of:=IMDIV(1;IMSUM(IMDIV(1;[.D75]);IMDIV(1;[.F75])))" office:value-type="string" office:string-value="-117.07473075044i" calcext:value-type="string">
            <text:p>-117.07473075044i</text:p>
          </table:table-cell>
          <table:table-cell table:formula="of:=IMSUM([.C75];[.G75])" office:value-type="string" office:string-value="15.048089888932i" calcext:value-type="string">
            <text:p>15.048089888932i</text:p>
          </table:table-cell>
        </table:table-row>
        <table:table-row table:style-name="ro1">
          <table:table-cell table:formula="of:=[.A75]+[.$D$3]" office:value-type="float" office:value="7520" calcext:value-type="float">
            <text:p>7520</text:p>
          </table:table-cell>
          <table:table-cell table:formula="of:=COMPLEX(0; 2*PI()*[.A76])" office:value-type="string" office:string-value="47249.5535099905i" calcext:value-type="string">
            <text:p>47249.5535099905i</text:p>
          </table:table-cell>
          <table:table-cell table:formula="of:=IMPRODUCT([.B76];[.$D$10]/1000)" office:value-type="string" office:string-value="132.298749827973i" calcext:value-type="string">
            <text:p>132.298749827973i</text:p>
          </table:table-cell>
          <table:table-cell table:formula="of:=IMDIV(1000000000/[.$D$4];[.B76])" office:value-type="string" office:string-value="-117.579006421318i" calcext:value-type="string">
            <text:p>-117.579006421318i</text:p>
          </table:table-cell>
          <table:table-cell table:formula="of:=IMDIV(1000000000/[.$D$5];[.B76])" office:value-type="string" office:string-value="-21164.2211558371i" calcext:value-type="string">
            <text:p>-21164.2211558371i</text:p>
          </table:table-cell>
          <table:table-cell table:formula="of:=IMPRODUCT([.E76];1/[.$D$9]/[.$D$9])" office:value-type="string" office:string-value="-20830.3868408588i" calcext:value-type="string">
            <text:p>-20830.3868408588i</text:p>
          </table:table-cell>
          <table:table-cell table:formula="of:=IMDIV(1;IMSUM(IMDIV(1;[.D76]);IMDIV(1;[.F76])))" office:value-type="string" office:string-value="-116.919046268059i" calcext:value-type="string">
            <text:p>-116.919046268059i</text:p>
          </table:table-cell>
          <table:table-cell table:formula="of:=IMSUM([.C76];[.G76])" office:value-type="string" office:string-value="15.379703559914i" calcext:value-type="string">
            <text:p>15.379703559914i</text:p>
          </table:table-cell>
        </table:table-row>
        <table:table-row table:style-name="ro1">
          <table:table-cell table:formula="of:=[.A76]+[.$D$3]" office:value-type="float" office:value="7530" calcext:value-type="float">
            <text:p>7530</text:p>
          </table:table-cell>
          <table:table-cell table:formula="of:=COMPLEX(0; 2*PI()*[.A77])" office:value-type="string" office:string-value="47312.3853630623i" calcext:value-type="string">
            <text:p>47312.3853630623i</text:p>
          </table:table-cell>
          <table:table-cell table:formula="of:=IMPRODUCT([.B77];[.$D$10]/1000)" office:value-type="string" office:string-value="132.474679016574i" calcext:value-type="string">
            <text:p>132.474679016574i</text:p>
          </table:table-cell>
          <table:table-cell table:formula="of:=IMDIV(1000000000/[.$D$4];[.B77])" office:value-type="string" office:string-value="-117.422859002431i" calcext:value-type="string">
            <text:p>-117.422859002431i</text:p>
          </table:table-cell>
          <table:table-cell table:formula="of:=IMDIV(1000000000/[.$D$5];[.B77])" office:value-type="string" office:string-value="-21136.1146204376i" calcext:value-type="string">
            <text:p>-21136.1146204376i</text:p>
          </table:table-cell>
          <table:table-cell table:formula="of:=IMPRODUCT([.E77];1/[.$D$9]/[.$D$9])" office:value-type="string" office:string-value="-20802.723644523i" calcext:value-type="string">
            <text:p>-20802.723644523i</text:p>
          </table:table-cell>
          <table:table-cell table:formula="of:=IMDIV(1;IMSUM(IMDIV(1;[.D77]);IMDIV(1;[.F77])))" office:value-type="string" office:string-value="-116.763775290279i" calcext:value-type="string">
            <text:p>-116.763775290279i</text:p>
          </table:table-cell>
          <table:table-cell table:formula="of:=IMSUM([.C77];[.G77])" office:value-type="string" office:string-value="15.710903726295i" calcext:value-type="string">
            <text:p>15.710903726295i</text:p>
          </table:table-cell>
        </table:table-row>
        <table:table-row table:style-name="ro1">
          <table:table-cell table:formula="of:=[.A77]+[.$D$3]" office:value-type="float" office:value="7540" calcext:value-type="float">
            <text:p>7540</text:p>
          </table:table-cell>
          <table:table-cell table:formula="of:=COMPLEX(0; 2*PI()*[.A78])" office:value-type="string" office:string-value="47375.2172161341i" calcext:value-type="string">
            <text:p>47375.2172161341i</text:p>
          </table:table-cell>
          <table:table-cell table:formula="of:=IMPRODUCT([.B78];[.$D$10]/1000)" office:value-type="string" office:string-value="132.650608205175i" calcext:value-type="string">
            <text:p>132.650608205175i</text:p>
          </table:table-cell>
          <table:table-cell table:formula="of:=IMDIV(1000000000/[.$D$4];[.B78])" office:value-type="string" office:string-value="-117.26712576768i" calcext:value-type="string">
            <text:p>-117.26712576768i</text:p>
          </table:table-cell>
          <table:table-cell table:formula="of:=IMDIV(1000000000/[.$D$5];[.B78])" office:value-type="string" office:string-value="-21108.0826381824i" calcext:value-type="string">
            <text:p>-21108.0826381824i</text:p>
          </table:table-cell>
          <table:table-cell table:formula="of:=IMPRODUCT([.E78];1/[.$D$9]/[.$D$9])" office:value-type="string" office:string-value="-20775.1338253658i" calcext:value-type="string">
            <text:p>-20775.1338253658i</text:p>
          </table:table-cell>
          <table:table-cell table:formula="of:=IMDIV(1;IMSUM(IMDIV(1;[.D78]);IMDIV(1;[.F78])))" office:value-type="string" office:string-value="-116.608916171857i" calcext:value-type="string">
            <text:p>-116.608916171857i</text:p>
          </table:table-cell>
          <table:table-cell table:formula="of:=IMSUM([.C78];[.G78])" office:value-type="string" office:string-value="16.041692033318i" calcext:value-type="string">
            <text:p>16.041692033318i</text:p>
          </table:table-cell>
        </table:table-row>
        <table:table-row table:style-name="ro1">
          <table:table-cell table:formula="of:=[.A78]+[.$D$3]" office:value-type="float" office:value="7550" calcext:value-type="float">
            <text:p>7550</text:p>
          </table:table-cell>
          <table:table-cell table:formula="of:=COMPLEX(0; 2*PI()*[.A79])" office:value-type="string" office:string-value="47438.0490692059i" calcext:value-type="string">
            <text:p>47438.0490692059i</text:p>
          </table:table-cell>
          <table:table-cell table:formula="of:=IMPRODUCT([.B79];[.$D$10]/1000)" office:value-type="string" office:string-value="132.826537393777i" calcext:value-type="string">
            <text:p>132.826537393777i</text:p>
          </table:table-cell>
          <table:table-cell table:formula="of:=IMDIV(1000000000/[.$D$4];[.B79])" office:value-type="string" office:string-value="-117.111805071299i" calcext:value-type="string">
            <text:p>-117.111805071299i</text:p>
          </table:table-cell>
          <table:table-cell table:formula="of:=IMDIV(1000000000/[.$D$5];[.B79])" office:value-type="string" office:string-value="-21080.1249128338i" calcext:value-type="string">
            <text:p>-21080.1249128338i</text:p>
          </table:table-cell>
          <table:table-cell table:formula="of:=IMPRODUCT([.E79];1/[.$D$9]/[.$D$9])" office:value-type="string" office:string-value="-20747.6170918223i" calcext:value-type="string">
            <text:p>-20747.6170918223i</text:p>
          </table:table-cell>
          <table:table-cell table:formula="of:=IMDIV(1;IMSUM(IMDIV(1;[.D79]);IMDIV(1;[.F79])))" office:value-type="string" office:string-value="-116.454467276265i" calcext:value-type="string">
            <text:p>-116.454467276265i</text:p>
          </table:table-cell>
          <table:table-cell table:formula="of:=IMSUM([.C79];[.G79])" office:value-type="string" office:string-value="16.372070117512i" calcext:value-type="string">
            <text:p>16.372070117512i</text:p>
          </table:table-cell>
        </table:table-row>
        <table:table-row table:style-name="ro1">
          <table:table-cell table:formula="of:=[.A79]+[.$D$3]" office:value-type="float" office:value="7560" calcext:value-type="float">
            <text:p>7560</text:p>
          </table:table-cell>
          <table:table-cell table:formula="of:=COMPLEX(0; 2*PI()*[.A80])" office:value-type="string" office:string-value="47500.8809222777i" calcext:value-type="string">
            <text:p>47500.8809222777i</text:p>
          </table:table-cell>
          <table:table-cell table:formula="of:=IMPRODUCT([.B80];[.$D$10]/1000)" office:value-type="string" office:string-value="133.002466582378i" calcext:value-type="string">
            <text:p>133.002466582378i</text:p>
          </table:table-cell>
          <table:table-cell table:formula="of:=IMDIV(1000000000/[.$D$4];[.B80])" office:value-type="string" office:string-value="-116.956895276231i" calcext:value-type="string">
            <text:p>-116.956895276231i</text:p>
          </table:table-cell>
          <table:table-cell table:formula="of:=IMDIV(1000000000/[.$D$5];[.B80])" office:value-type="string" office:string-value="-21052.2411497216i" calcext:value-type="string">
            <text:p>-21052.2411497216i</text:p>
          </table:table-cell>
          <table:table-cell table:formula="of:=IMPRODUCT([.E80];1/[.$D$9]/[.$D$9])" office:value-type="string" office:string-value="-20720.1731538702i" calcext:value-type="string">
            <text:p>-20720.1731538702i</text:p>
          </table:table-cell>
          <table:table-cell table:formula="of:=IMDIV(1;IMSUM(IMDIV(1;[.D80]);IMDIV(1;[.F80])))" office:value-type="string" office:string-value="-116.300426975635i" calcext:value-type="string">
            <text:p>-116.300426975635i</text:p>
          </table:table-cell>
          <table:table-cell table:formula="of:=IMSUM([.C80];[.G80])" office:value-type="string" office:string-value="16.702039606743i" calcext:value-type="string">
            <text:p>16.702039606743i</text:p>
          </table:table-cell>
        </table:table-row>
        <table:table-row table:style-name="ro1">
          <table:table-cell table:formula="of:=[.A80]+[.$D$3]" office:value-type="float" office:value="7570" calcext:value-type="float">
            <text:p>7570</text:p>
          </table:table-cell>
          <table:table-cell table:formula="of:=COMPLEX(0; 2*PI()*[.A81])" office:value-type="string" office:string-value="47563.7127753495i" calcext:value-type="string">
            <text:p>47563.7127753495i</text:p>
          </table:table-cell>
          <table:table-cell table:formula="of:=IMPRODUCT([.B81];[.$D$10]/1000)" office:value-type="string" office:string-value="133.178395770979i" calcext:value-type="string">
            <text:p>133.178395770979i</text:p>
          </table:table-cell>
          <table:table-cell table:formula="of:=IMDIV(1000000000/[.$D$4];[.B81])" office:value-type="string" office:string-value="-116.80239475407i" calcext:value-type="string">
            <text:p>-116.80239475407i</text:p>
          </table:table-cell>
          <table:table-cell table:formula="of:=IMDIV(1000000000/[.$D$5];[.B81])" office:value-type="string" office:string-value="-21024.4310557325i" calcext:value-type="string">
            <text:p>-21024.4310557325i</text:p>
          </table:table-cell>
          <table:table-cell table:formula="of:=IMPRODUCT([.E81];1/[.$D$9]/[.$D$9])" office:value-type="string" office:string-value="-20692.8017230196i" calcext:value-type="string">
            <text:p>-20692.8017230196i</text:p>
          </table:table-cell>
          <table:table-cell table:formula="of:=IMDIV(1;IMSUM(IMDIV(1;[.D81]);IMDIV(1;[.F81])))" office:value-type="string" office:string-value="-116.146793650701i" calcext:value-type="string">
            <text:p>-116.146793650701i</text:p>
          </table:table-cell>
          <table:table-cell table:formula="of:=IMSUM([.C81];[.G81])" office:value-type="string" office:string-value="17.031602120278i" calcext:value-type="string">
            <text:p>17.031602120278i</text:p>
          </table:table-cell>
        </table:table-row>
        <table:table-row table:style-name="ro1">
          <table:table-cell table:formula="of:=[.A81]+[.$D$3]" office:value-type="float" office:value="7580" calcext:value-type="float">
            <text:p>7580</text:p>
          </table:table-cell>
          <table:table-cell table:formula="of:=COMPLEX(0; 2*PI()*[.A82])" office:value-type="string" office:string-value="47626.5446284213i" calcext:value-type="string">
            <text:p>47626.5446284213i</text:p>
          </table:table-cell>
          <table:table-cell table:formula="of:=IMPRODUCT([.B82];[.$D$10]/1000)" office:value-type="string" office:string-value="133.35432495958i" calcext:value-type="string">
            <text:p>133.35432495958i</text:p>
          </table:table-cell>
          <table:table-cell table:formula="of:=IMDIV(1000000000/[.$D$4];[.B82])" office:value-type="string" office:string-value="-116.648301885001i" calcext:value-type="string">
            <text:p>-116.648301885001i</text:p>
          </table:table-cell>
          <table:table-cell table:formula="of:=IMDIV(1000000000/[.$D$5];[.B82])" office:value-type="string" office:string-value="-20996.6943393002i" calcext:value-type="string">
            <text:p>-20996.6943393002i</text:p>
          </table:table-cell>
          <table:table-cell table:formula="of:=IMPRODUCT([.E82];1/[.$D$9]/[.$D$9])" office:value-type="string" office:string-value="-20665.5025123033i" calcext:value-type="string">
            <text:p>-20665.5025123033i</text:p>
          </table:table-cell>
          <table:table-cell table:formula="of:=IMDIV(1;IMSUM(IMDIV(1;[.D82]);IMDIV(1;[.F82])))" office:value-type="string" office:string-value="-115.993565690739i" calcext:value-type="string">
            <text:p>-115.993565690739i</text:p>
          </table:table-cell>
          <table:table-cell table:formula="of:=IMSUM([.C82];[.G82])" office:value-type="string" office:string-value="17.360759268841i" calcext:value-type="string">
            <text:p>17.360759268841i</text:p>
          </table:table-cell>
        </table:table-row>
        <table:table-row table:style-name="ro1">
          <table:table-cell table:formula="of:=[.A82]+[.$D$3]" office:value-type="float" office:value="7590" calcext:value-type="float">
            <text:p>7590</text:p>
          </table:table-cell>
          <table:table-cell table:formula="of:=COMPLEX(0; 2*PI()*[.A83])" office:value-type="string" office:string-value="47689.3764814931i" calcext:value-type="string">
            <text:p>47689.3764814931i</text:p>
          </table:table-cell>
          <table:table-cell table:formula="of:=IMPRODUCT([.B83];[.$D$10]/1000)" office:value-type="string" office:string-value="133.530254148181i" calcext:value-type="string">
            <text:p>133.530254148181i</text:p>
          </table:table-cell>
          <table:table-cell table:formula="of:=IMDIV(1000000000/[.$D$4];[.B83])" office:value-type="string" office:string-value="-116.494615057748i" calcext:value-type="string">
            <text:p>-116.494615057748i</text:p>
          </table:table-cell>
          <table:table-cell table:formula="of:=IMDIV(1000000000/[.$D$5];[.B83])" office:value-type="string" office:string-value="-20969.0307103946i" calcext:value-type="string">
            <text:p>-20969.0307103946i</text:p>
          </table:table-cell>
          <table:table-cell table:formula="of:=IMPRODUCT([.E83];1/[.$D$9]/[.$D$9])" office:value-type="string" office:string-value="-20638.2752362659i" calcext:value-type="string">
            <text:p>-20638.2752362659i</text:p>
          </table:table-cell>
          <table:table-cell table:formula="of:=IMDIV(1;IMSUM(IMDIV(1;[.D83]);IMDIV(1;[.F83])))" office:value-type="string" office:string-value="-115.840741493518i" calcext:value-type="string">
            <text:p>-115.840741493518i</text:p>
          </table:table-cell>
          <table:table-cell table:formula="of:=IMSUM([.C83];[.G83])" office:value-type="string" office:string-value="17.689512654663i" calcext:value-type="string">
            <text:p>17.689512654663i</text:p>
          </table:table-cell>
        </table:table-row>
        <table:table-row table:style-name="ro1">
          <table:table-cell table:formula="of:=[.A83]+[.$D$3]" office:value-type="float" office:value="7600" calcext:value-type="float">
            <text:p>7600</text:p>
          </table:table-cell>
          <table:table-cell table:formula="of:=COMPLEX(0; 2*PI()*[.A84])" office:value-type="string" office:string-value="47752.2083345649i" calcext:value-type="string">
            <text:p>47752.2083345649i</text:p>
          </table:table-cell>
          <table:table-cell table:formula="of:=IMPRODUCT([.B84];[.$D$10]/1000)" office:value-type="string" office:string-value="133.706183336782i" calcext:value-type="string">
            <text:p>133.706183336782i</text:p>
          </table:table-cell>
          <table:table-cell table:formula="of:=IMDIV(1000000000/[.$D$4];[.B84])" office:value-type="string" office:string-value="-116.341332669514i" calcext:value-type="string">
            <text:p>-116.341332669514i</text:p>
          </table:table-cell>
          <table:table-cell table:formula="of:=IMDIV(1000000000/[.$D$5];[.B84])" office:value-type="string" office:string-value="-20941.4398805125i" calcext:value-type="string">
            <text:p>-20941.4398805125i</text:p>
          </table:table-cell>
          <table:table-cell table:formula="of:=IMPRODUCT([.E84];1/[.$D$9]/[.$D$9])" office:value-type="string" office:string-value="-20611.119610955i" calcext:value-type="string">
            <text:p>-20611.119610955i</text:p>
          </table:table-cell>
          <table:table-cell table:formula="of:=IMDIV(1;IMSUM(IMDIV(1;[.D84]);IMDIV(1;[.F84])))" office:value-type="string" office:string-value="-115.688319465237i" calcext:value-type="string">
            <text:p>-115.688319465237i</text:p>
          </table:table-cell>
          <table:table-cell table:formula="of:=IMSUM([.C84];[.G84])" office:value-type="string" office:string-value="18.017863871545i" calcext:value-type="string">
            <text:p>18.017863871545i</text:p>
          </table:table-cell>
        </table:table-row>
        <table:table-row table:style-name="ro1">
          <table:table-cell table:formula="of:=[.A84]+[.$D$3]" office:value-type="float" office:value="7610" calcext:value-type="float">
            <text:p>7610</text:p>
          </table:table-cell>
          <table:table-cell table:formula="of:=COMPLEX(0; 2*PI()*[.A85])" office:value-type="string" office:string-value="47815.0401876367i" calcext:value-type="string">
            <text:p>47815.0401876367i</text:p>
          </table:table-cell>
          <table:table-cell table:formula="of:=IMPRODUCT([.B85];[.$D$10]/1000)" office:value-type="string" office:string-value="133.882112525383i" calcext:value-type="string">
            <text:p>133.882112525383i</text:p>
          </table:table-cell>
          <table:table-cell table:formula="of:=IMDIV(1000000000/[.$D$4];[.B85])" office:value-type="string" office:string-value="-116.188453125927i" calcext:value-type="string">
            <text:p>-116.188453125927i</text:p>
          </table:table-cell>
          <table:table-cell table:formula="of:=IMDIV(1000000000/[.$D$5];[.B85])" office:value-type="string" office:string-value="-20913.9215626669i" calcext:value-type="string">
            <text:p>-20913.9215626669i</text:p>
          </table:table-cell>
          <table:table-cell table:formula="of:=IMPRODUCT([.E85];1/[.$D$9]/[.$D$9])" office:value-type="string" office:string-value="-20584.0353539104i" calcext:value-type="string">
            <text:p>-20584.0353539104i</text:p>
          </table:table-cell>
          <table:table-cell table:formula="of:=IMDIV(1;IMSUM(IMDIV(1;[.D85]);IMDIV(1;[.F85])))" office:value-type="string" office:string-value="-115.536298020473i" calcext:value-type="string">
            <text:p>-115.536298020473i</text:p>
          </table:table-cell>
          <table:table-cell table:formula="of:=IMSUM([.C85];[.G85])" office:value-type="string" office:string-value="18.34581450491i" calcext:value-type="string">
            <text:p>18.34581450491i</text:p>
          </table:table-cell>
        </table:table-row>
        <table:table-row table:style-name="ro1">
          <table:table-cell table:formula="of:=[.A85]+[.$D$3]" office:value-type="float" office:value="7620" calcext:value-type="float">
            <text:p>7620</text:p>
          </table:table-cell>
          <table:table-cell table:formula="of:=COMPLEX(0; 2*PI()*[.A86])" office:value-type="string" office:string-value="47877.8720407084i" calcext:value-type="string">
            <text:p>47877.8720407084i</text:p>
          </table:table-cell>
          <table:table-cell table:formula="of:=IMPRODUCT([.B86];[.$D$10]/1000)" office:value-type="string" office:string-value="134.058041713984i" calcext:value-type="string">
            <text:p>134.058041713984i</text:p>
          </table:table-cell>
          <table:table-cell table:formula="of:=IMDIV(1000000000/[.$D$4];[.B86])" office:value-type="string" office:string-value="-116.035974840985i" calcext:value-type="string">
            <text:p>-116.035974840985i</text:p>
          </table:table-cell>
          <table:table-cell table:formula="of:=IMDIV(1000000000/[.$D$5];[.B86])" office:value-type="string" office:string-value="-20886.4754713774i" calcext:value-type="string">
            <text:p>-20886.4754713774i</text:p>
          </table:table-cell>
          <table:table-cell table:formula="of:=IMPRODUCT([.E86];1/[.$D$9]/[.$D$9])" office:value-type="string" office:string-value="-20557.0221841547i" calcext:value-type="string">
            <text:p>-20557.0221841547i</text:p>
          </table:table-cell>
          <table:table-cell table:formula="of:=IMDIV(1;IMSUM(IMDIV(1;[.D86]);IMDIV(1;[.F86])))" office:value-type="string" office:string-value="-115.384675582126i" calcext:value-type="string">
            <text:p>-115.384675582126i</text:p>
          </table:table-cell>
          <table:table-cell table:formula="of:=IMSUM([.C86];[.G86])" office:value-type="string" office:string-value="18.673366131858i" calcext:value-type="string">
            <text:p>18.673366131858i</text:p>
          </table:table-cell>
        </table:table-row>
        <table:table-row table:style-name="ro1">
          <table:table-cell table:formula="of:=[.A86]+[.$D$3]" office:value-type="float" office:value="7630" calcext:value-type="float">
            <text:p>7630</text:p>
          </table:table-cell>
          <table:table-cell table:formula="of:=COMPLEX(0; 2*PI()*[.A87])" office:value-type="string" office:string-value="47940.7038937802i" calcext:value-type="string">
            <text:p>47940.7038937802i</text:p>
          </table:table-cell>
          <table:table-cell table:formula="of:=IMPRODUCT([.B87];[.$D$10]/1000)" office:value-type="string" office:string-value="134.233970902585i" calcext:value-type="string">
            <text:p>134.233970902585i</text:p>
          </table:table-cell>
          <table:table-cell table:formula="of:=IMDIV(1000000000/[.$D$4];[.B87])" office:value-type="string" office:string-value="-115.883896237i" calcext:value-type="string">
            <text:p>-115.883896237i</text:p>
          </table:table-cell>
          <table:table-cell table:formula="of:=IMDIV(1000000000/[.$D$5];[.B87])" office:value-type="string" office:string-value="-20859.10132266i" calcext:value-type="string">
            <text:p>-20859.10132266i</text:p>
          </table:table-cell>
          <table:table-cell table:formula="of:=IMPRODUCT([.E87];1/[.$D$9]/[.$D$9])" office:value-type="string" office:string-value="-20530.0798221833i" calcext:value-type="string">
            <text:p>-20530.0798221833i</text:p>
          </table:table-cell>
          <table:table-cell table:formula="of:=IMDIV(1;IMSUM(IMDIV(1;[.D87]);IMDIV(1;[.F87])))" office:value-type="string" office:string-value="-115.233450581364i" calcext:value-type="string">
            <text:p>-115.233450581364i</text:p>
          </table:table-cell>
          <table:table-cell table:formula="of:=IMSUM([.C87];[.G87])" office:value-type="string" office:string-value="19.000520321221i" calcext:value-type="string">
            <text:p>19.000520321221i</text:p>
          </table:table-cell>
        </table:table-row>
        <table:table-row table:style-name="ro1">
          <table:table-cell table:formula="of:=[.A87]+[.$D$3]" office:value-type="float" office:value="7640" calcext:value-type="float">
            <text:p>7640</text:p>
          </table:table-cell>
          <table:table-cell table:formula="of:=COMPLEX(0; 2*PI()*[.A88])" office:value-type="string" office:string-value="48003.535746852i" calcext:value-type="string">
            <text:p>48003.535746852i</text:p>
          </table:table-cell>
          <table:table-cell table:formula="of:=IMPRODUCT([.B88];[.$D$10]/1000)" office:value-type="string" office:string-value="134.409900091186i" calcext:value-type="string">
            <text:p>134.409900091186i</text:p>
          </table:table-cell>
          <table:table-cell table:formula="of:=IMDIV(1000000000/[.$D$4];[.B88])" office:value-type="string" office:string-value="-115.732215744543i" calcext:value-type="string">
            <text:p>-115.732215744543i</text:p>
          </table:table-cell>
          <table:table-cell table:formula="of:=IMDIV(1000000000/[.$D$5];[.B88])" office:value-type="string" office:string-value="-20831.7988340177i" calcext:value-type="string">
            <text:p>-20831.7988340177i</text:p>
          </table:table-cell>
          <table:table-cell table:formula="of:=IMPRODUCT([.E88];1/[.$D$9]/[.$D$9])" office:value-type="string" office:string-value="-20503.2079899553i" calcext:value-type="string">
            <text:p>-20503.2079899553i</text:p>
          </table:table-cell>
          <table:table-cell table:formula="of:=IMDIV(1;IMSUM(IMDIV(1;[.D88]);IMDIV(1;[.F88])))" office:value-type="string" office:string-value="-115.082621457566i" calcext:value-type="string">
            <text:p>-115.082621457566i</text:p>
          </table:table-cell>
          <table:table-cell table:formula="of:=IMSUM([.C88];[.G88])" office:value-type="string" office:string-value="19.32727863362i" calcext:value-type="string">
            <text:p>19.32727863362i</text:p>
          </table:table-cell>
        </table:table-row>
        <table:table-row table:style-name="ro1">
          <table:table-cell table:formula="of:=[.A88]+[.$D$3]" office:value-type="float" office:value="7650" calcext:value-type="float">
            <text:p>7650</text:p>
          </table:table-cell>
          <table:table-cell table:formula="of:=COMPLEX(0; 2*PI()*[.A89])" office:value-type="string" office:string-value="48066.3675999238i" calcext:value-type="string">
            <text:p>48066.3675999238i</text:p>
          </table:table-cell>
          <table:table-cell table:formula="of:=IMPRODUCT([.B89];[.$D$10]/1000)" office:value-type="string" office:string-value="134.585829279787i" calcext:value-type="string">
            <text:p>134.585829279787i</text:p>
          </table:table-cell>
          <table:table-cell table:formula="of:=IMDIV(1000000000/[.$D$4];[.B89])" office:value-type="string" office:string-value="-115.580931802393i" calcext:value-type="string">
            <text:p>-115.580931802393i</text:p>
          </table:table-cell>
          <table:table-cell table:formula="of:=IMDIV(1000000000/[.$D$5];[.B89])" office:value-type="string" office:string-value="-20804.5677244308i" calcext:value-type="string">
            <text:p>-20804.5677244308i</text:p>
          </table:table-cell>
          <table:table-cell table:formula="of:=IMPRODUCT([.E89];1/[.$D$9]/[.$D$9])" office:value-type="string" office:string-value="-20476.4064108835i" calcext:value-type="string">
            <text:p>-20476.4064108835i</text:p>
          </table:table-cell>
          <table:table-cell table:formula="of:=IMDIV(1;IMSUM(IMDIV(1;[.D89]);IMDIV(1;[.F89])))" office:value-type="string" office:string-value="-114.932186658275i" calcext:value-type="string">
            <text:p>-114.932186658275i</text:p>
          </table:table-cell>
          <table:table-cell table:formula="of:=IMSUM([.C89];[.G89])" office:value-type="string" office:string-value="19.653642621512i" calcext:value-type="string">
            <text:p>19.653642621512i</text:p>
          </table:table-cell>
        </table:table-row>
        <table:table-row table:style-name="ro1">
          <table:table-cell table:formula="of:=[.A89]+[.$D$3]" office:value-type="float" office:value="7660" calcext:value-type="float">
            <text:p>7660</text:p>
          </table:table-cell>
          <table:table-cell table:formula="of:=COMPLEX(0; 2*PI()*[.A90])" office:value-type="string" office:string-value="48129.1994529956i" calcext:value-type="string">
            <text:p>48129.1994529956i</text:p>
          </table:table-cell>
          <table:table-cell table:formula="of:=IMPRODUCT([.B90];[.$D$10]/1000)" office:value-type="string" office:string-value="134.761758468388i" calcext:value-type="string">
            <text:p>134.761758468388i</text:p>
          </table:table-cell>
          <table:table-cell table:formula="of:=IMDIV(1000000000/[.$D$4];[.B90])" office:value-type="string" office:string-value="-115.430042857482i" calcext:value-type="string">
            <text:p>-115.430042857482i</text:p>
          </table:table-cell>
          <table:table-cell table:formula="of:=IMDIV(1000000000/[.$D$5];[.B90])" office:value-type="string" office:string-value="-20777.4077143467i" calcext:value-type="string">
            <text:p>-20777.4077143467i</text:p>
          </table:table-cell>
          <table:table-cell table:formula="of:=IMPRODUCT([.E90];1/[.$D$9]/[.$D$9])" office:value-type="string" office:string-value="-20449.6748098249i" calcext:value-type="string">
            <text:p>-20449.6748098249i</text:p>
          </table:table-cell>
          <table:table-cell table:formula="of:=IMDIV(1;IMSUM(IMDIV(1;[.D90]);IMDIV(1;[.F90])))" office:value-type="string" office:string-value="-114.782144639139i" calcext:value-type="string">
            <text:p>-114.782144639139i</text:p>
          </table:table-cell>
          <table:table-cell table:formula="of:=IMSUM([.C90];[.G90])" office:value-type="string" office:string-value="19.979613829249i" calcext:value-type="string">
            <text:p>19.979613829249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arallel ca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ries ca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 capacitor vane shape effect</text:p>
          </table:table-cell>
          <table:table-cell table:number-columns-repeated="2"/>
          <table:table-cell office:value-type="string" calcext:value-type="string">
            <text:p>Max cap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in ca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Freq range</text:p>
          </table:table-cell>
          <table:table-cell table:formula="of:=[.I9]-[.I21]" office:value-type="float" office:value="265.019567677479" calcext:value-type="float">
            <text:p>265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uH</text:p>
          </table:table-cell>
          <table:table-cell/>
          <table:table-cell office:value-type="string" calcext:value-type="string">
            <text:p>Avg freq</text:p>
          </table:table-cell>
          <table:table-cell table:formula="of:=AVERAGE([.I9:.I21])" office:value-type="float" office:value="7074.60708792529" calcext:value-type="float">
            <text:p>7074.6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ar cap diff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Var+series</text:p>
          </table:table-cell>
          <table:table-cell office:value-type="string" calcext:value-type="string">
            <text:p>Var+Ser||P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req diff</text:p>
          </table:table-cell>
          <table:table-cell office:value-type="string" calcext:value-type="string">
            <text:p>Freq ratio</text:p>
          </table:table-cell>
          <table:table-cell office:value-type="string" calcext:value-type="string">
            <text:p>Diff vs 1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E$5]+[.E9]*([.$E$4]-[.$E$5])/[.$E$21]" office:value-type="float" office:value="15" calcext:value-type="float">
            <text:p>15</text:p>
          </table:table-cell>
          <table:table-cell table:formula="of:=1/(1/[.F9]+1/[.$E$3])" office:value-type="float" office:value="9.375" calcext:value-type="float">
            <text:p>9.38</text:p>
          </table:table-cell>
          <table:table-cell table:formula="of:=[.G9]+[.$E$2]" office:value-type="float" office:value="171.375" calcext:value-type="float">
            <text:p>171.38</text:p>
          </table:table-cell>
          <table:table-cell table:formula="of:=1000000/2/PI()/SQRT([.$E$6]*[.H9])" office:value-type="float" office:value="7265.53136713739" calcext:value-type="float">
            <text:p>7265.53</text:p>
          </table:table-cell>
          <table:table-cell table:number-columns-repeated="2"/>
          <table:table-cell table:formula="of:=[.I9]-[.$I$10]" office:value-type="float" office:value="78.8724374669755" calcext:value-type="float">
            <text:p>78.87</text:p>
          </table:table-cell>
        </table:table-row>
        <table:table-row table:style-name="ro1">
          <table:table-cell table:formula="of:=[.F10]-[.F9]" office:value-type="float" office:value="12.7749860413177" calcext:value-type="float">
            <text:p>12.7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2*[.D9]+[.D12])/3" office:value-type="float" office:value="17.6666666666667" calcext:value-type="float">
            <text:p>17.67</text:p>
          </table:table-cell>
          <table:table-cell table:formula="of:=[.E9]+AVERAGE([.D9:.D10])" office:value-type="float" office:value="17.3333333333333" calcext:value-type="float">
            <text:p>17.33</text:p>
          </table:table-cell>
          <table:table-cell table:formula="of:=[.$E$5]+[.E10]*([.$E$4]-[.$E$5])/[.$E$21]" office:value-type="float" office:value="27.7749860413177" calcext:value-type="float">
            <text:p>27.77</text:p>
          </table:table-cell>
          <table:table-cell table:formula="of:=1/(1/[.F10]+1/[.$E$3])" office:value-type="float" office:value="13.1572683030047" calcext:value-type="float">
            <text:p>13.16</text:p>
          </table:table-cell>
          <table:table-cell table:formula="of:=[.G10]+[.$E$2]" office:value-type="float" office:value="175.157268303005" calcext:value-type="float">
            <text:p>175.16</text:p>
          </table:table-cell>
          <table:table-cell table:formula="of:=1000000/2/PI()/SQRT([.$E$6]*[.H10])" office:value-type="float" office:value="7186.65892967041" calcext:value-type="float">
            <text:p>7186.66</text:p>
          </table:table-cell>
          <table:table-cell table:formula="of:=[.I9]-[.I10]" office:value-type="float" office:value="78.8724374669755" calcext:value-type="float">
            <text:p>78.87</text:p>
          </table:table-cell>
          <table:table-cell table:style-name="ce2" table:formula="of:=[.I9]/[.I10]" office:value-type="float" office:value="1.01097484077634" calcext:value-type="float">
            <text:p>1.0110</text:p>
          </table:table-cell>
          <table:table-cell table:formula="of:=[.I10]-[.$I$10]" office:value-type="float" office:value="0" calcext:value-type="float">
            <text:p>0</text:p>
          </table:table-cell>
        </table:table-row>
        <table:table-row table:style-name="ro1">
          <table:table-cell table:formula="of:=[.F11]-[.F10]" office:value-type="float" office:value="13.2663316582915" calcext:value-type="float">
            <text:p>13.2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D9]+2*[.D12])/3" office:value-type="float" office:value="18.3333333333333" calcext:value-type="float">
            <text:p>18.33</text:p>
          </table:table-cell>
          <table:table-cell table:formula="of:=[.E10]+AVERAGE([.D10:.D11])" office:value-type="float" office:value="35.3333333333333" calcext:value-type="float">
            <text:p>35.33</text:p>
          </table:table-cell>
          <table:table-cell table:formula="of:=[.$E$5]+[.E11]*([.$E$4]-[.$E$5])/[.$E$21]" office:value-type="float" office:value="41.0413176996092" calcext:value-type="float">
            <text:p>41.04</text:p>
          </table:table-cell>
          <table:table-cell table:formula="of:=1/(1/[.F11]+1/[.$E$3])" office:value-type="float" office:value="15.536227595536" calcext:value-type="float">
            <text:p>15.54</text:p>
          </table:table-cell>
          <table:table-cell table:formula="of:=[.G11]+[.$E$2]" office:value-type="float" office:value="177.536227595536" calcext:value-type="float">
            <text:p>177.54</text:p>
          </table:table-cell>
          <table:table-cell table:formula="of:=1000000/2/PI()/SQRT([.$E$6]*[.H11])" office:value-type="float" office:value="7138.34645340975" calcext:value-type="float">
            <text:p>7138.35</text:p>
          </table:table-cell>
          <table:table-cell table:formula="of:=[.I10]-[.I11]" office:value-type="float" office:value="48.3124762606631" calcext:value-type="float">
            <text:p>48.31</text:p>
          </table:table-cell>
          <table:table-cell table:style-name="ce2" table:formula="of:=[.I10]/[.I11]" office:value-type="float" office:value="1.006768020658" calcext:value-type="float">
            <text:p>1.0068</text:p>
          </table:table-cell>
          <table:table-cell table:formula="of:=[.I11]-[.$I$10]" office:value-type="float" office:value="-48.3124762606631" calcext:value-type="float">
            <text:p>-48.31</text:p>
          </table:table-cell>
        </table:table-row>
        <table:table-row table:style-name="ro1">
          <table:table-cell table:formula="of:=[.F12]-[.F11]" office:value-type="float" office:value="13.7576772752652" calcext:value-type="float">
            <text:p>13.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[.E11]+AVERAGE([.D11:.D12])" office:value-type="float" office:value="54" calcext:value-type="float">
            <text:p>54</text:p>
          </table:table-cell>
          <table:table-cell table:formula="of:=[.$E$5]+[.E12]*([.$E$4]-[.$E$5])/[.$E$21]" office:value-type="float" office:value="54.7989949748744" calcext:value-type="float">
            <text:p>54.8</text:p>
          </table:table-cell>
          <table:table-cell table:formula="of:=1/(1/[.F12]+1/[.$E$3])" office:value-type="float" office:value="17.1678211586902" calcext:value-type="float">
            <text:p>17.17</text:p>
          </table:table-cell>
          <table:table-cell table:formula="of:=[.G12]+[.$E$2]" office:value-type="float" office:value="179.16782115869" calcext:value-type="float">
            <text:p>179.17</text:p>
          </table:table-cell>
          <table:table-cell table:formula="of:=1000000/2/PI()/SQRT([.$E$6]*[.H12])" office:value-type="float" office:value="7105.76940614462" calcext:value-type="float">
            <text:p>7105.77</text:p>
          </table:table-cell>
          <table:table-cell table:formula="of:=[.I11]-[.I12]" office:value-type="float" office:value="32.5770472651238" calcext:value-type="float">
            <text:p>32.58</text:p>
          </table:table-cell>
          <table:table-cell table:style-name="ce2" table:formula="of:=[.I11]/[.I12]" office:value-type="float" office:value="1.00458459111225" calcext:value-type="float">
            <text:p>1.0046</text:p>
          </table:table-cell>
          <table:table-cell table:formula="of:=[.I12]-[.$I$10]" office:value-type="float" office:value="-80.8895235257869" calcext:value-type="float">
            <text:p>-80.89</text:p>
          </table:table-cell>
        </table:table-row>
        <table:table-row table:style-name="ro1">
          <table:table-cell table:formula="of:=[.F13]-[.F12]" office:value-type="float" office:value="15.1088777219431" calcext:value-type="float">
            <text:p>15.1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2*[.D12]+[.D15])/3" office:value-type="float" office:value="22" calcext:value-type="float">
            <text:p>22</text:p>
          </table:table-cell>
          <table:table-cell table:formula="of:=[.E12]+AVERAGE([.D12:.D13])" office:value-type="float" office:value="74.5" calcext:value-type="float">
            <text:p>74.5</text:p>
          </table:table-cell>
          <table:table-cell table:formula="of:=[.$E$5]+[.E13]*([.$E$4]-[.$E$5])/[.$E$21]" office:value-type="float" office:value="69.9078726968174" calcext:value-type="float">
            <text:p>69.91</text:p>
          </table:table-cell>
          <table:table-cell table:formula="of:=1/(1/[.F13]+1/[.$E$3])" office:value-type="float" office:value="18.4146664313449" calcext:value-type="float">
            <text:p>18.41</text:p>
          </table:table-cell>
          <table:table-cell table:formula="of:=[.G13]+[.$E$2]" office:value-type="float" office:value="180.414666431345" calcext:value-type="float">
            <text:p>180.41</text:p>
          </table:table-cell>
          <table:table-cell table:formula="of:=1000000/2/PI()/SQRT([.$E$6]*[.H13])" office:value-type="float" office:value="7081.17285920738" calcext:value-type="float">
            <text:p>7081.17</text:p>
          </table:table-cell>
          <table:table-cell table:formula="of:=[.I12]-[.I13]" office:value-type="float" office:value="24.5965469372441" calcext:value-type="float">
            <text:p>24.6</text:p>
          </table:table-cell>
          <table:table-cell table:style-name="ce2" table:formula="of:=[.I12]/[.I13]" office:value-type="float" office:value="1.00347351313494" calcext:value-type="float">
            <text:p>1.0035</text:p>
          </table:table-cell>
          <table:table-cell table:formula="of:=[.I13]-[.$I$10]" office:value-type="float" office:value="-105.486070463031" calcext:value-type="float">
            <text:p>-105.49</text:p>
          </table:table-cell>
        </table:table-row>
        <table:table-row table:style-name="ro1">
          <table:table-cell table:formula="of:=[.F14]-[.F13]" office:value-type="float" office:value="17.319932998325" calcext:value-type="float">
            <text:p>17.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([.D12]+2*[.D15])/3" office:value-type="float" office:value="25" calcext:value-type="float">
            <text:p>25</text:p>
          </table:table-cell>
          <table:table-cell table:formula="of:=[.E13]+AVERAGE([.D13:.D14])" office:value-type="float" office:value="98" calcext:value-type="float">
            <text:p>98</text:p>
          </table:table-cell>
          <table:table-cell table:formula="of:=[.$E$5]+[.E14]*([.$E$4]-[.$E$5])/[.$E$21]" office:value-type="float" office:value="87.2278056951424" calcext:value-type="float">
            <text:p>87.23</text:p>
          </table:table-cell>
          <table:table-cell table:formula="of:=1/(1/[.F14]+1/[.$E$3])" office:value-type="float" office:value="19.4309701492537" calcext:value-type="float">
            <text:p>19.43</text:p>
          </table:table-cell>
          <table:table-cell table:formula="of:=[.G14]+[.$E$2]" office:value-type="float" office:value="181.430970149254" calcext:value-type="float">
            <text:p>181.43</text:p>
          </table:table-cell>
          <table:table-cell table:formula="of:=1000000/2/PI()/SQRT([.$E$6]*[.H14])" office:value-type="float" office:value="7061.31205822626" calcext:value-type="float">
            <text:p>7061.31</text:p>
          </table:table-cell>
          <table:table-cell table:formula="of:=[.I13]-[.I14]" office:value-type="float" office:value="19.8608009811187" calcext:value-type="float">
            <text:p>19.86</text:p>
          </table:table-cell>
          <table:table-cell table:style-name="ce2" table:formula="of:=[.I13]/[.I14]" office:value-type="float" office:value="1.00281262190615" calcext:value-type="float">
            <text:p>1.0028</text:p>
          </table:table-cell>
          <table:table-cell table:formula="of:=[.I14]-[.$I$10]" office:value-type="float" office:value="-125.34687144415" calcext:value-type="float">
            <text:p>-125.35</text:p>
          </table:table-cell>
        </table:table-row>
        <table:table-row table:style-name="ro1">
          <table:table-cell table:formula="of:=[.F15]-[.F14]" office:value-type="float" office:value="19.5309882747069" calcext:value-type="float">
            <text:p>19.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table:formula="of:=[.E14]+AVERAGE([.D14:.D15])" office:value-type="float" office:value="124.5" calcext:value-type="float">
            <text:p>124.5</text:p>
          </table:table-cell>
          <table:table-cell table:formula="of:=[.$E$5]+[.E15]*([.$E$4]-[.$E$5])/[.$E$21]" office:value-type="float" office:value="106.758793969849" calcext:value-type="float">
            <text:p>106.76</text:p>
          </table:table-cell>
          <table:table-cell table:formula="of:=1/(1/[.F15]+1/[.$E$3])" office:value-type="float" office:value="20.2564836003051" calcext:value-type="float">
            <text:p>20.26</text:p>
          </table:table-cell>
          <table:table-cell table:formula="of:=[.G15]+[.$E$2]" office:value-type="float" office:value="182.256483600305" calcext:value-type="float">
            <text:p>182.26</text:p>
          </table:table-cell>
          <table:table-cell table:formula="of:=1000000/2/PI()/SQRT([.$E$6]*[.H15])" office:value-type="float" office:value="7045.30213728078" calcext:value-type="float">
            <text:p>7045.3</text:p>
          </table:table-cell>
          <table:table-cell table:formula="of:=[.I14]-[.I15]" office:value-type="float" office:value="16.0099209454784" calcext:value-type="float">
            <text:p>16.01</text:p>
          </table:table-cell>
          <table:table-cell table:style-name="ce2" table:formula="of:=[.I14]/[.I15]" office:value-type="float" office:value="1.00227242503352" calcext:value-type="float">
            <text:p>1.0023</text:p>
          </table:table-cell>
          <table:table-cell table:formula="of:=[.I15]-[.$I$10]" office:value-type="float" office:value="-141.356792389628" calcext:value-type="float">
            <text:p>-141.36</text:p>
          </table:table-cell>
        </table:table-row>
        <table:table-row table:style-name="ro1">
          <table:table-cell table:formula="of:=[.F16]-[.F15]" office:value-type="float" office:value="20.8821887213847" calcext:value-type="float">
            <text:p>20.8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(2*[.D15]+[.D18])/3" office:value-type="float" office:value="28.6666666666667" calcext:value-type="float">
            <text:p>28.67</text:p>
          </table:table-cell>
          <table:table-cell table:formula="of:=[.E15]+AVERAGE([.D15:.D16])" office:value-type="float" office:value="152.833333333333" calcext:value-type="float">
            <text:p>152.83</text:p>
          </table:table-cell>
          <table:table-cell table:formula="of:=[.$E$5]+[.E16]*([.$E$4]-[.$E$5])/[.$E$21]" office:value-type="float" office:value="127.640982691234" calcext:value-type="float">
            <text:p>127.64</text:p>
          </table:table-cell>
          <table:table-cell table:formula="of:=1/(1/[.F16]+1/[.$E$3])" office:value-type="float" office:value="20.9054246835906" calcext:value-type="float">
            <text:p>20.91</text:p>
          </table:table-cell>
          <table:table-cell table:formula="of:=[.G16]+[.$E$2]" office:value-type="float" office:value="182.905424683591" calcext:value-type="float">
            <text:p>182.91</text:p>
          </table:table-cell>
          <table:table-cell table:formula="of:=1000000/2/PI()/SQRT([.$E$6]*[.H16])" office:value-type="float" office:value="7032.79280759702" calcext:value-type="float">
            <text:p>7032.79</text:p>
          </table:table-cell>
          <table:table-cell table:formula="of:=[.I15]-[.I16]" office:value-type="float" office:value="12.5093296837613" calcext:value-type="float">
            <text:p>12.51</text:p>
          </table:table-cell>
          <table:table-cell table:style-name="ce2" table:formula="of:=[.I15]/[.I16]" office:value-type="float" office:value="1.00177871437791" calcext:value-type="float">
            <text:p>1.0018</text:p>
          </table:table-cell>
          <table:table-cell table:formula="of:=[.I16]-[.$I$10]" office:value-type="float" office:value="-153.866122073389" calcext:value-type="float">
            <text:p>-153.87</text:p>
          </table:table-cell>
        </table:table-row>
        <table:table-row table:style-name="ro1">
          <table:table-cell table:formula="of:=[.F17]-[.F16]" office:value-type="float" office:value="21.3735343383585" calcext:value-type="float">
            <text:p>21.3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([.D15]+2*[.D18])/3" office:value-type="float" office:value="29.3333333333333" calcext:value-type="float">
            <text:p>29.33</text:p>
          </table:table-cell>
          <table:table-cell table:formula="of:=[.E16]+AVERAGE([.D16:.D17])" office:value-type="float" office:value="181.833333333333" calcext:value-type="float">
            <text:p>181.83</text:p>
          </table:table-cell>
          <table:table-cell table:formula="of:=[.$E$5]+[.E17]*([.$E$4]-[.$E$5])/[.$E$21]" office:value-type="float" office:value="149.014517029592" calcext:value-type="float">
            <text:p>149.01</text:p>
          </table:table-cell>
          <table:table-cell table:formula="of:=1/(1/[.F17]+1/[.$E$3])" office:value-type="float" office:value="21.4083456330617" calcext:value-type="float">
            <text:p>21.41</text:p>
          </table:table-cell>
          <table:table-cell table:formula="of:=[.G17]+[.$E$2]" office:value-type="float" office:value="183.408345633062" calcext:value-type="float">
            <text:p>183.41</text:p>
          </table:table-cell>
          <table:table-cell table:formula="of:=1000000/2/PI()/SQRT([.$E$6]*[.H17])" office:value-type="float" office:value="7023.14393693309" calcext:value-type="float">
            <text:p>7023.14</text:p>
          </table:table-cell>
          <table:table-cell table:formula="of:=[.I16]-[.I17]" office:value-type="float" office:value="9.64887066393112" calcext:value-type="float">
            <text:p>9.65</text:p>
          </table:table-cell>
          <table:table-cell table:style-name="ce2" table:formula="of:=[.I16]/[.I17]" office:value-type="float" office:value="1.00137386770805" calcext:value-type="float">
            <text:p>1.0014</text:p>
          </table:table-cell>
          <table:table-cell table:formula="of:=[.I17]-[.$I$10]" office:value-type="float" office:value="-163.51499273732" calcext:value-type="float">
            <text:p>-163.51</text:p>
          </table:table-cell>
        </table:table-row>
        <table:table-row table:style-name="ro1">
          <table:table-cell table:formula="of:=[.F18]-[.F17]" office:value-type="float" office:value="21.8648799553322" calcext:value-type="float">
            <text:p>21.8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formula="of:=[.E17]+AVERAGE([.D17:.D18])" office:value-type="float" office:value="211.5" calcext:value-type="float">
            <text:p>211.5</text:p>
          </table:table-cell>
          <table:table-cell table:formula="of:=[.$E$5]+[.E18]*([.$E$4]-[.$E$5])/[.$E$21]" office:value-type="float" office:value="170.879396984925" calcext:value-type="float">
            <text:p>170.88</text:p>
          </table:table-cell>
          <table:table-cell table:formula="of:=1/(1/[.F18]+1/[.$E$3])" office:value-type="float" office:value="21.809261159569" calcext:value-type="float">
            <text:p>21.81</text:p>
          </table:table-cell>
          <table:table-cell table:formula="of:=[.G18]+[.$E$2]" office:value-type="float" office:value="183.809261159569" calcext:value-type="float">
            <text:p>183.81</text:p>
          </table:table-cell>
          <table:table-cell table:formula="of:=1000000/2/PI()/SQRT([.$E$6]*[.H18])" office:value-type="float" office:value="7015.48049150288" calcext:value-type="float">
            <text:p>7015.48</text:p>
          </table:table-cell>
          <table:table-cell table:formula="of:=[.I17]-[.I18]" office:value-type="float" office:value="7.66344543020659" calcext:value-type="float">
            <text:p>7.66</text:p>
          </table:table-cell>
          <table:table-cell table:style-name="ce2" table:formula="of:=[.I17]/[.I18]" office:value-type="float" office:value="1.00109236216101" calcext:value-type="float">
            <text:p>1.0011</text:p>
          </table:table-cell>
          <table:table-cell table:formula="of:=[.I18]-[.$I$10]" office:value-type="float" office:value="-171.178438167527" calcext:value-type="float">
            <text:p>-171.18</text:p>
          </table:table-cell>
        </table:table-row>
        <table:table-row table:style-name="ro1">
          <table:table-cell table:formula="of:=[.F19]-[.F18]" office:value-type="float" office:value="21.8648799553322" calcext:value-type="float">
            <text:p>21.86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(2*[.D18]+[.D21])/3" office:value-type="float" office:value="29.3333333333333" calcext:value-type="float">
            <text:p>29.33</text:p>
          </table:table-cell>
          <table:table-cell table:formula="of:=[.E18]+AVERAGE([.D18:.D19])" office:value-type="float" office:value="241.166666666667" calcext:value-type="float">
            <text:p>241.17</text:p>
          </table:table-cell>
          <table:table-cell table:formula="of:=[.$E$5]+[.E19]*([.$E$4]-[.$E$5])/[.$E$21]" office:value-type="float" office:value="192.744276940257" calcext:value-type="float">
            <text:p>192.74</text:p>
          </table:table-cell>
          <table:table-cell table:formula="of:=1/(1/[.F19]+1/[.$E$3])" office:value-type="float" office:value="22.12966049541" calcext:value-type="float">
            <text:p>22.13</text:p>
          </table:table-cell>
          <table:table-cell table:formula="of:=[.G19]+[.$E$2]" office:value-type="float" office:value="184.12966049541" calcext:value-type="float">
            <text:p>184.13</text:p>
          </table:table-cell>
          <table:table-cell table:formula="of:=1000000/2/PI()/SQRT([.$E$6]*[.H19])" office:value-type="float" office:value="7009.37410442994" calcext:value-type="float">
            <text:p>7009.37</text:p>
          </table:table-cell>
          <table:table-cell table:formula="of:=[.I18]-[.I19]" office:value-type="float" office:value="6.10638707294038" calcext:value-type="float">
            <text:p>6.11</text:p>
          </table:table-cell>
          <table:table-cell table:style-name="ce2" table:formula="of:=[.I18]/[.I19]" office:value-type="float" office:value="1.00087117437049" calcext:value-type="float">
            <text:p>1.0009</text:p>
          </table:table-cell>
          <table:table-cell table:formula="of:=[.I19]-[.$I$10]" office:value-type="float" office:value="-177.284825240467" calcext:value-type="float">
            <text:p>-177.28</text:p>
          </table:table-cell>
        </table:table-row>
        <table:table-row table:style-name="ro1">
          <table:table-cell table:formula="of:=[.F20]-[.F19]" office:value-type="float" office:value="21.3735343383584" calcext:value-type="float">
            <text:p>21.37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([.D18]+2*[.D21])/3" office:value-type="float" office:value="28.6666666666667" calcext:value-type="float">
            <text:p>28.67</text:p>
          </table:table-cell>
          <table:table-cell table:formula="of:=[.E19]+AVERAGE([.D19:.D20])" office:value-type="float" office:value="270.166666666667" calcext:value-type="float">
            <text:p>270.17</text:p>
          </table:table-cell>
          <table:table-cell table:formula="of:=[.$E$5]+[.E20]*([.$E$4]-[.$E$5])/[.$E$21]" office:value-type="float" office:value="214.117811278615" calcext:value-type="float">
            <text:p>214.12</text:p>
          </table:table-cell>
          <table:table-cell table:formula="of:=1/(1/[.F20]+1/[.$E$3])" office:value-type="float" office:value="22.386225657311" calcext:value-type="float">
            <text:p>22.39</text:p>
          </table:table-cell>
          <table:table-cell table:formula="of:=[.G20]+[.$E$2]" office:value-type="float" office:value="184.386225657311" calcext:value-type="float">
            <text:p>184.39</text:p>
          </table:table-cell>
          <table:table-cell table:formula="of:=1000000/2/PI()/SQRT([.$E$6]*[.H20])" office:value-type="float" office:value="7004.49579202926" calcext:value-type="float">
            <text:p>7004.5</text:p>
          </table:table-cell>
          <table:table-cell table:formula="of:=[.I19]-[.I20]" office:value-type="float" office:value="4.87831240068317" calcext:value-type="float">
            <text:p>4.88</text:p>
          </table:table-cell>
          <table:table-cell table:style-name="ce2" table:formula="of:=[.I19]/[.I20]" office:value-type="float" office:value="1.00069645446946" calcext:value-type="float">
            <text:p>1.0007</text:p>
          </table:table-cell>
          <table:table-cell table:formula="of:=[.I20]-[.$I$10]" office:value-type="float" office:value="-182.163137641151" calcext:value-type="float">
            <text:p>-182.16</text:p>
          </table:table-cell>
        </table:table-row>
        <table:table-row table:style-name="ro1">
          <table:table-cell table:formula="of:=[.F21]-[.F20]" office:value-type="float" office:value="20.8821887213847" calcext:value-type="float">
            <text:p>20.8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formula="of:=[.E20]+AVERAGE([.D20:.D21])" office:value-type="float" office:value="298.5" calcext:value-type="float">
            <text:p>298.5</text:p>
          </table:table-cell>
          <table:table-cell table:formula="of:=[.$E$5]+[.E21]*([.$E$4]-[.$E$5])/[.$E$21]" office:value-type="float" office:value="235" calcext:value-type="float">
            <text:p>235</text:p>
          </table:table-cell>
          <table:table-cell table:formula="of:=1/(1/[.F21]+1/[.$E$3])" office:value-type="float" office:value="22.5961538461538" calcext:value-type="float">
            <text:p>22.6</text:p>
          </table:table-cell>
          <table:table-cell table:formula="of:=[.G21]+[.$E$2]" office:value-type="float" office:value="184.596153846154" calcext:value-type="float">
            <text:p>184.6</text:p>
          </table:table-cell>
          <table:table-cell table:formula="of:=1000000/2/PI()/SQRT([.$E$6]*[.H21])" office:value-type="float" office:value="7000.51179945991" calcext:value-type="float">
            <text:p>7000.51</text:p>
          </table:table-cell>
          <table:table-cell table:formula="of:=[.I20]-[.I21]" office:value-type="float" office:value="3.98399256935318" calcext:value-type="float">
            <text:p>3.98</text:p>
          </table:table-cell>
          <table:table-cell table:style-name="ce2" table:formula="of:=[.I20]/[.I21]" office:value-type="float" office:value="1.00056910018631" calcext:value-type="float">
            <text:p>1.0006</text:p>
          </table:table-cell>
          <table:table-cell table:formula="of:=[.I21]-[.$I$10]" office:value-type="float" office:value="-186.147130210504" calcext:value-type="float">
            <text:p>-186.1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Series cap constructio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ps 0</text:p>
          </table:table-cell>
          <table:table-cell office:value-type="float" office:value="8.854" calcext:value-type="float">
            <text:p>8.85</text:p>
          </table:table-cell>
          <table:table-cell office:value-type="string" calcext:value-type="string">
            <text:p>pF/m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s 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[.D30]*[.D30]" office:value-type="float" office:value="400" calcext:value-type="float">
            <text:p>400</text:p>
          </table:table-cell>
          <table:table-cell office:value-type="string" calcext:value-type="string">
            <text:p>mm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formula="of:=[.D27]*[.D28]*[.D31]/[.D29]/1000" office:value-type="float" office:value="23.6106666666667" calcext:value-type="float">
            <text:p>23.61</text:p>
          </table:table-cell>
          <table:table-cell office:value-type="string" calcext:value-type="string">
            <text:p>pF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1.2.3$Windows_x86 LibreOffice_project/40b2d7fde7e8d2d7bc5a449dc65df4d08a7dd38</meta:generator>
    <dc:date>2018-04-22T22:54:13.609000000</dc:date>
    <meta:document-statistic meta:table-count="3" meta:cell-count="844" meta:object-count="0"/>
    <meta:user-defined meta:name="Info 1"/>
    <meta:user-defined meta:name="Info 2"/>
    <meta:user-defined meta:name="Info 3"/>
    <meta:user-defined meta:name="Info 4"/>
  </office:meta>
</office:document-meta>
</file>